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weight="bold" style:font-weight-asian="bold" fo:color="#002060" fo:font-size="36pt" style:font-size-asian="36pt" style:font-size-complex="12pt"/>
    </style:style>
    <style:style style:name="P3" style:parent-style-name="Standard" style:family="paragraph">
      <style:paragraph-properties fo:border="0.0069in solid #00000A" fo:padding-top="0.0138in" fo:padding-left="0.0555in" fo:padding-bottom="0.0138in" fo:padding-right="0.0555in" style:shadow="none" fo:text-align="center"/>
    </style:style>
    <style:style style:name="T4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5" style:parent-style-name="Domyślnaczcionkaakapitu" style:family="text">
      <style:text-properties fo:color="#C00000" fo:font-size="14pt" style:font-size-asian="14pt" style:font-size-complex="12pt"/>
    </style:style>
    <style:style style:name="T6" style:parent-style-name="Domyślnaczcionkaakapitu" style:family="text">
      <style:text-properties fo:font-size="14pt" style:font-size-asian="14pt" style:font-size-complex="12pt"/>
    </style:style>
    <style:style style:name="P7" style:parent-style-name="Standard" style:family="paragraph">
      <style:paragraph-properties fo:border="0.0069in solid #00000A" fo:padding-top="0.0138in" fo:padding-left="0.0555in" fo:padding-bottom="0.0138in" fo:padding-right="0.0555in" style:shadow="none" fo:text-align="center"/>
    </style:style>
    <style:style style:name="T8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9" style:parent-style-name="Domyślnaczcionkaakapitu" style:family="text">
      <style:text-properties fo:color="#C00000" fo:font-size="14pt" style:font-size-asian="14pt" style:font-size-complex="12pt"/>
    </style:style>
    <style:style style:name="T10" style:parent-style-name="Domyślnaczcionkaakapitu" style:family="text">
      <style:text-properties fo:font-size="14pt" style:font-size-asian="14pt" style:font-size-complex="12pt"/>
    </style:style>
    <style:style style:name="P11" style:parent-style-name="Standard" style:family="paragraph">
      <style:paragraph-properties fo:border="0.0069in solid #00000A" fo:padding-top="0.0138in" fo:padding-left="0.0555in" fo:padding-bottom="0.0138in" fo:padding-right="0.0555in" style:shadow="none" fo:text-align="center"/>
    </style:style>
    <style:style style:name="T12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13" style:parent-style-name="Domyślnaczcionkaakapitu" style:family="text">
      <style:text-properties fo:color="#C00000" fo:font-size="14pt" style:font-size-asian="14pt" style:font-size-complex="12pt"/>
    </style:style>
    <style:style style:name="T14" style:parent-style-name="Domyślnaczcionkaakapitu" style:family="text">
      <style:text-properties fo:font-size="14pt" style:font-size-asian="14pt" style:font-size-complex="12pt"/>
    </style:style>
    <style:style style:name="P15" style:parent-style-name="Standard" style:family="paragraph">
      <style:paragraph-properties fo:border="0.0069in solid #00000A" fo:padding-top="0.0138in" fo:padding-left="0.0555in" fo:padding-bottom="0.0138in" fo:padding-right="0.0555in" style:shadow="none" fo:text-align="center"/>
    </style:style>
    <style:style style:name="T16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17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18" style:parent-style-name="Domyślnaczcionkaakapitu" style:family="text">
      <style:text-properties fo:font-size="14pt" style:font-size-asian="14pt" style:font-size-complex="12pt"/>
    </style:style>
    <style:style style:name="P19" style:parent-style-name="Standard" style:family="paragraph">
      <style:paragraph-properties fo:border="0.0069in solid #00000A" fo:padding-top="0.0138in" fo:padding-left="0.0555in" fo:padding-bottom="0.0138in" fo:padding-right="0.0555in" style:shadow="none" fo:text-align="center"/>
    </style:style>
    <style:style style:name="T20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21" style:parent-style-name="Domyślnaczcionkaakapitu" style:family="text">
      <style:text-properties fo:color="#C00000" fo:font-size="14pt" style:font-size-asian="14pt" style:font-size-complex="12pt"/>
    </style:style>
    <style:style style:name="T22" style:parent-style-name="Domyślnaczcionkaakapitu" style:family="text">
      <style:text-properties fo:font-size="14pt" style:font-size-asian="14pt" style:font-size-complex="12pt"/>
    </style:style>
    <style:style style:name="P23" style:parent-style-name="Standard" style:family="paragraph">
      <style:paragraph-properties fo:border="0.0069in solid #00000A" fo:padding-top="0.0138in" fo:padding-left="0.0555in" fo:padding-bottom="0.0138in" fo:padding-right="0.0555in" style:shadow="none" fo:text-align="center"/>
    </style:style>
    <style:style style:name="T24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25" style:parent-style-name="Domyślnaczcionkaakapitu" style:family="text">
      <style:text-properties fo:color="#C00000" fo:font-size="14pt" style:font-size-asian="14pt" style:font-size-complex="12pt"/>
    </style:style>
    <style:style style:name="T26" style:parent-style-name="Domyślnaczcionkaakapitu" style:family="text">
      <style:text-properties fo:font-size="14pt" style:font-size-asian="14pt" style:font-size-complex="12pt"/>
    </style:style>
    <style:style style:name="T27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28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29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30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31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32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33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34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35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36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37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38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S2" style:family="section">
      <style:section-properties fo:margin-left="0in" fo:margin-right="0in" style:writing-mode="lr-tb"/>
    </style:style>
    <style:style style:name="P39" style:parent-style-name="Standard" style:family="paragraph">
      <style:paragraph-properties fo:text-align="center"/>
      <style:text-properties fo:font-weight="bold" style:font-weight-asian="bold" fo:color="#002060" fo:font-size="14pt" style:font-size-asian="14pt"/>
    </style:style>
    <style:style style:name="P40" style:parent-style-name="Standard" style:family="paragraph">
      <style:text-properties fo:font-weight="bold" style:font-weight-asian="bold" fo:font-size="12pt" style:font-size-asian="12pt" style:font-size-complex="12pt"/>
    </style:style>
    <style:style style:name="T41" style:parent-style-name="Domyślnaczcionkaakapitu" style:family="text">
      <style:text-properties fo:font-size="12pt" style:font-size-asian="12pt" style:font-size-complex="12pt"/>
    </style:style>
    <style:style style:name="T42" style:parent-style-name="Domyślnaczcionkaakapitu" style:family="text">
      <style:text-properties fo:font-size="12pt" style:font-size-asian="12pt" style:font-size-complex="12pt"/>
    </style:style>
    <style:style style:name="T43" style:parent-style-name="Domyślnaczcionkaakapitu" style:family="text">
      <style:text-properties fo:font-size="12pt" style:font-size-asian="12pt" style:font-size-complex="12pt"/>
    </style:style>
    <style:style style:name="T44" style:parent-style-name="Domyślnaczcionkaakapitu" style:family="text">
      <style:text-properties fo:font-size="12pt" style:font-size-asian="12pt" style:font-size-complex="12pt"/>
    </style:style>
    <style:style style:name="P45" style:parent-style-name="Standard" style:family="paragraph">
      <style:paragraph-properties fo:text-align="center"/>
    </style:style>
    <style:style style:name="T46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4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48" style:parent-style-name="Standard" style:family="paragraph">
      <style:text-properties fo:font-weight="bold" style:font-weight-asian="bold" fo:font-size="12pt" style:font-size-asian="12pt" style:font-size-complex="12pt"/>
    </style:style>
    <style:style style:name="T4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0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51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52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53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54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5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6" style:parent-style-name="Domyślnaczcionkaakapitu" style:family="text">
      <style:text-properties fo:font-weight="bold" style:font-weight-asian="bold" fo:color="#7030A0" fo:font-size="12pt" style:font-size-asian="12pt" style:font-size-complex="12pt"/>
    </style:style>
    <style:style style:name="T57" style:parent-style-name="Domyślnaczcionkaakapitu" style:family="text">
      <style:text-properties fo:font-weight="bold" style:font-weight-asian="bold" fo:color="#7030A0" fo:font-size="12pt" style:font-size-asian="12pt" style:font-size-complex="12pt"/>
    </style:style>
    <style:style style:name="T5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0" style:parent-style-name="Domyślnaczcionkaakapitu" style:family="text">
      <style:text-properties fo:font-size="12pt" style:font-size-asian="12pt" style:font-size-complex="12pt"/>
    </style:style>
    <style:style style:name="P6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2" style:parent-style-name="Domyślnaczcionkaakapitu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6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6" style:parent-style-name="Domyślnaczcionkaakapitu" style:family="text">
      <style:text-properties fo:font-size="12pt" style:font-size-asian="12pt" style:font-size-complex="12pt"/>
    </style:style>
    <style:style style:name="P6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6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7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1" style:parent-style-name="Domyślnaczcionkaakapitu" style:family="text">
      <style:text-properties fo:font-weight="bold" style:font-weight-asian="bold" fo:color="#70AD47" fo:font-size="12pt" style:font-size-asian="12pt" style:font-size-complex="12pt"/>
    </style:style>
    <style:style style:name="P7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3" style:parent-style-name="Domyślnaczcionkaakapitu" style:family="text">
      <style:text-properties fo:font-weight="bold" style:font-weight-asian="bold" fo:color="#70AD47" fo:font-size="12pt" style:font-size-asian="12pt" style:font-size-complex="12pt"/>
    </style:style>
    <style:style style:name="P7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5" style:parent-style-name="Domyślnaczcionkaakapitu" style:family="text">
      <style:text-properties fo:font-size="12pt" style:font-size-asian="12pt" style:font-size-complex="12pt"/>
    </style:style>
    <style:style style:name="P7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P7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9" style:parent-style-name="Domyślnaczcionkaakapitu" style:family="text">
      <style:text-properties fo:font-size="12pt" style:font-size-asian="12pt" style:font-size-complex="12pt"/>
    </style:style>
    <style:style style:name="P8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8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color="#0070C0" fo:font-size="12pt" style:font-size-asian="12pt" style:font-size-complex="12pt"/>
    </style:style>
    <style:style style:name="P8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color="#0070C0" fo:font-size="12pt" style:font-size-asian="12pt" style:font-size-complex="12pt"/>
    </style:style>
    <style:style style:name="P8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color="#0070C0" fo:font-size="12pt" style:font-size-asian="12pt" style:font-size-complex="12pt"/>
    </style:style>
    <style:style style:name="P8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color="#0070C0" fo:font-size="12pt" style:font-size-asian="12pt" style:font-size-complex="12pt"/>
    </style:style>
    <style:style style:name="P8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color="#0070C0" fo:font-size="12pt" style:font-size-asian="12pt" style:font-size-complex="12pt"/>
    </style:style>
    <style:style style:name="P86" style:parent-style-name="Standard" style:family="paragraph">
      <style:paragraph-properties fo:text-align="center"/>
    </style:style>
    <style:style style:name="T87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88" style:parent-style-name="Domyślnaczcionkaakapitu" style:family="text">
      <style:text-properties fo:font-size="12pt" style:font-size-asian="12pt" style:font-size-complex="12pt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T90" style:parent-style-name="Domyślnaczcionkaakapitu" style:family="text">
      <style:text-properties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T92" style:parent-style-name="Domyślnaczcionkaakapitu" style:family="text">
      <style:text-properties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T94" style:parent-style-name="Domyślnaczcionkaakapitu" style:family="text">
      <style:text-properties fo:font-size="12pt" style:font-size-asian="12pt" style:font-size-complex="12pt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T96" style:parent-style-name="Domyślnaczcionkaakapitu" style:family="text">
      <style:text-properties fo:font-size="12pt" style:font-size-asian="12pt" style:font-size-complex="12pt"/>
    </style:style>
    <style:style style:name="T97" style:parent-style-name="Domyślnaczcionkaakapitu" style:family="text">
      <style:text-properties fo:font-size="12pt" style:font-size-asian="12pt" style:font-size-complex="12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P9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0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10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0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0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0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0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font-size="12pt" style:font-size-asian="12pt" style:font-size-complex="12pt"/>
    </style:style>
    <style:style style:name="P10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0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108" style:parent-style-name="Domyślnaczcionkaakapitu" style:family="text">
      <style:text-properties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0" style:parent-style-name="Domyślnaczcionkaakapitu" style:family="text">
      <style:text-properties fo:font-size="12pt" style:font-size-asian="12pt" style:font-size-complex="12pt"/>
    </style:style>
    <style:style style:name="P11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112" style:parent-style-name="Domyślnaczcionkaakapitu" style:family="text">
      <style:text-properties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4" style:parent-style-name="Domyślnaczcionkaakapitu" style:family="text">
      <style:text-properties fo:font-size="12pt" style:font-size-asian="12pt" style:font-size-complex="12pt"/>
    </style:style>
    <style:style style:name="P11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1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1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1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1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font-size="12pt" style:font-size-asian="12pt" style:font-size-complex="12pt"/>
    </style:style>
    <style:style style:name="P12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2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3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4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weight="bold" style:font-weight-asian="bold" fo:font-size="12pt" style:font-size-asian="12pt" style:font-size-complex="12pt"/>
    </style:style>
    <style:style style:name="P15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5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6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6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162" style:parent-style-name="Standard" style:family="paragraph">
      <style:paragraph-properties fo:text-align="center"/>
    </style:style>
    <style:style style:name="T163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ableColumn165" style:family="table-column">
      <style:table-column-properties style:column-width="0.8868in" style:use-optimal-column-width="false"/>
    </style:style>
    <style:style style:name="TableColumn166" style:family="table-column">
      <style:table-column-properties style:column-width="0.6888in" style:use-optimal-column-width="false"/>
    </style:style>
    <style:style style:name="TableColumn167" style:family="table-column">
      <style:table-column-properties style:column-width="0.6888in" style:use-optimal-column-width="false"/>
    </style:style>
    <style:style style:name="TableColumn168" style:family="table-column">
      <style:table-column-properties style:column-width="0.7875in" style:use-optimal-column-width="false"/>
    </style:style>
    <style:style style:name="TableColumn169" style:family="table-column">
      <style:table-column-properties style:column-width="0.8861in" style:use-optimal-column-width="false"/>
    </style:style>
    <style:style style:name="TableColumn170" style:family="table-column">
      <style:table-column-properties style:column-width="0.6888in" style:use-optimal-column-width="false"/>
    </style:style>
    <style:style style:name="TableColumn171" style:family="table-column">
      <style:table-column-properties style:column-width="0.8861in" style:use-optimal-column-width="false"/>
    </style:style>
    <style:style style:name="TableColumn172" style:family="table-column">
      <style:table-column-properties style:column-width="0.7875in" style:use-optimal-column-width="false"/>
    </style:style>
    <style:style style:name="TableColumn173" style:family="table-column">
      <style:table-column-properties style:column-width="0.7875in" style:use-optimal-column-width="false"/>
    </style:style>
    <style:style style:name="Table164" style:family="table">
      <style:table-properties style:width="7.0881in" fo:margin-left="-0.2979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8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91" style:family="table-cell">
      <style:table-cell-properties fo:border="0.0034in solid #000000" style:writing-mode="lr-tb" fo:padding-top="0in" fo:padding-left="0.0069in" fo:padding-bottom="0in" fo:padding-right="0.0069in"/>
    </style:style>
    <style:style style:name="P192" style:parent-style-name="TableContents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248" style:family="table-row">
      <style:table-row-properties style:min-row-height="0.3958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TableColumn261" style:family="table-column">
      <style:table-column-properties style:column-width="0.7784in" style:use-optimal-column-width="false"/>
    </style:style>
    <style:style style:name="TableColumn262" style:family="table-column">
      <style:table-column-properties style:column-width="0.6986in" style:use-optimal-column-width="false"/>
    </style:style>
    <style:style style:name="TableColumn263" style:family="table-column">
      <style:table-column-properties style:column-width="0.6895in" style:use-optimal-column-width="false"/>
    </style:style>
    <style:style style:name="TableColumn264" style:family="table-column">
      <style:table-column-properties style:column-width="0.6888in" style:use-optimal-column-width="false"/>
    </style:style>
    <style:style style:name="TableColumn265" style:family="table-column">
      <style:table-column-properties style:column-width="0.7875in" style:use-optimal-column-width="false"/>
    </style:style>
    <style:style style:name="TableColumn266" style:family="table-column">
      <style:table-column-properties style:column-width="1.0826in" style:use-optimal-column-width="false"/>
    </style:style>
    <style:style style:name="TableColumn267" style:family="table-column">
      <style:table-column-properties style:column-width="0.3027in" style:use-optimal-column-width="false"/>
    </style:style>
    <style:style style:name="TableColumn268" style:family="table-column">
      <style:table-column-properties style:column-width="0.4847in" style:use-optimal-column-width="false"/>
    </style:style>
    <style:style style:name="TableColumn269" style:family="table-column">
      <style:table-column-properties style:column-width="0.4347in" style:use-optimal-column-width="false"/>
    </style:style>
    <style:style style:name="TableColumn270" style:family="table-column">
      <style:table-column-properties style:column-width="0.1562in" style:use-optimal-column-width="false"/>
    </style:style>
    <style:style style:name="TableColumn271" style:family="table-column">
      <style:table-column-properties style:column-width="0.984in" style:use-optimal-column-width="false"/>
    </style:style>
    <style:style style:name="Table260" style:family="table">
      <style:table-properties style:width="7.0881in" fo:margin-left="-0.2993in" table:align="left"/>
    </style:style>
    <style:style style:name="TableRow272" style:family="table-row">
      <style:table-row-properties style:min-row-height="0.3375in" style:use-optimal-row-height="false"/>
    </style:style>
    <style:style style:name="TableCell2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291" style:family="table-row">
      <style:table-row-properties style:min-row-height="0.3375in" style:use-optimal-row-height="false"/>
    </style:style>
    <style:style style:name="TableCell2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/>
      <style:text-properties style:font-weight-complex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/>
      <style:text-properties style:font-weight-complex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/>
      <style:text-properties style:font-weight-complex="bold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/>
      <style:text-properties style:font-weight-complex="bold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/>
      <style:text-properties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/>
      <style:text-properties style:font-weight-complex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/>
      <style:text-properties style:font-weight-complex="bold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/>
      <style:text-properties style:font-weight-complex="bold"/>
    </style:style>
    <style:style style:name="TableRow310" style:family="table-row">
      <style:table-row-properties style:min-row-height="0.3576in" style:use-optimal-row-height="false"/>
    </style:style>
    <style:style style:name="TableCell3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/>
      <style:text-properties style:font-weight-complex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/>
      <style:text-properties style:font-weight-complex="bold"/>
    </style:style>
    <style:style style:name="TableRow329" style:family="table-row">
      <style:table-row-properties style:min-row-height="0.3375in" style:use-optimal-row-height="false"/>
    </style:style>
    <style:style style:name="TableCell3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/>
      <style:text-properties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/>
      <style:text-properties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/>
      <style:text-properties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/>
      <style:text-properties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/>
      <style:text-properties style:font-weight-complex="bold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/>
      <style:text-properties style:font-weight-complex="bold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/>
      <style:text-properties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/>
      <style:text-properties style:font-weight-complex="bold"/>
    </style:style>
    <style:style style:name="TableRow348" style:family="table-row">
      <style:table-row-properties style:min-row-height="0.3375in" style:use-optimal-row-height="false"/>
    </style:style>
    <style:style style:name="TableCell3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/>
      <style:text-properties style:font-weight-complex="bold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/>
      <style:text-properties style:font-weight-complex="bold"/>
    </style:style>
    <style:style style:name="TableRow367" style:family="table-row">
      <style:table-row-properties style:min-row-height="0.3375in" style:use-optimal-row-height="false"/>
    </style:style>
    <style:style style:name="TableCell3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/>
      <style:text-properties style:font-weight-complex="bold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/>
      <style:text-properties style:font-weight-complex="bold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/>
      <style:text-properties style:font-weight-complex="bold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/>
      <style:text-properties style:font-weight-complex="bold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/>
      <style:text-properties style:font-weight-complex="bold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/>
      <style:text-properties style:font-weight-complex="bold"/>
    </style:style>
    <style:style style:name="TableRow386" style:family="table-row">
      <style:table-row-properties style:min-row-height="0.3375in" style:use-optimal-row-height="false"/>
    </style:style>
    <style:style style:name="TableCell3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/>
      <style:text-properties style:font-weight-complex="bold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/>
      <style:text-properties style:font-weight-complex="bold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/>
      <style:text-properties style:font-weight-complex="bold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/>
      <style:text-properties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/>
      <style:text-properties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/>
      <style:text-properties style:font-weight-complex="bold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/>
      <style:text-properties style:font-weight-complex="bold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/>
      <style:text-properties style:font-weight-complex="bold"/>
    </style:style>
    <style:style style:name="TableRow405" style:family="table-row">
      <style:table-row-properties style:min-row-height="0.2951in" style:use-optimal-row-height="false"/>
    </style:style>
    <style:style style:name="TableCell4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422" style:family="table-row">
      <style:table-row-properties style:min-row-height="0.3881in" style:use-optimal-row-height="false"/>
    </style:style>
    <style:style style:name="TableCell42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/>
      <style:text-properties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/>
      <style:text-properties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bottom="0in"/>
      <style:text-properties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/>
      <style:text-properties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/>
      <style:text-properties style:font-weight-complex="bold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/>
      <style:text-properties style:font-weight-complex="bold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/>
      <style:text-properties style:font-weight-complex="bold"/>
    </style:style>
    <style:style style:name="TableRow439" style:family="table-row">
      <style:table-row-properties style:min-row-height="0.3916in" style:use-optimal-row-height="false"/>
    </style:style>
    <style:style style:name="TableCell4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/>
      <style:text-properties style:font-weight-complex="bold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/>
      <style:text-properties style:font-weight-complex="bold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/>
      <style:text-properties style:font-weight-complex="bold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/>
      <style:text-properties style:font-weight-complex="bold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/>
      <style:text-properties style:font-weight-complex="bold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/>
      <style:text-properties style:font-weight-complex="bold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/>
      <style:text-properties style:font-weight-complex="bold"/>
    </style:style>
    <style:style style:name="TableRow456" style:family="table-row">
      <style:table-row-properties style:min-row-height="0.3861in" style:use-optimal-row-height="false"/>
    </style:style>
    <style:style style:name="TableCell4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margin-bottom="0in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margin-bottom="0in"/>
      <style:text-properties style:font-weight-complex="bold"/>
    </style:style>
    <style:style style:name="TableRow473" style:family="table-row">
      <style:table-row-properties style:min-row-height="0.3805in" style:use-optimal-row-height="false"/>
    </style:style>
    <style:style style:name="TableCell4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bottom="0in"/>
      <style:text-properties style:font-weight-complex="bold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margin-bottom="0in"/>
      <style:text-properties style:font-weight-complex="bold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margin-bottom="0in"/>
      <style:text-properties style:font-weight-complex="bold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bottom="0in"/>
      <style:text-properties style:font-weight-complex="bold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/>
      <style:text-properties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/>
      <style:text-properties style:font-weight-complex="bold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/>
      <style:text-properties style:font-weight-complex="bold"/>
    </style:style>
    <style:style style:name="TableRow490" style:family="table-row">
      <style:table-row-properties style:min-row-height="0.3854in" style:use-optimal-row-height="false"/>
    </style:style>
    <style:style style:name="TableCell4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margin-bottom="0in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margin-bottom="0in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margin-bottom="0in"/>
      <style:text-properties style:font-weight-complex="bold"/>
    </style:style>
    <style:style style:name="TableRow507" style:family="table-row">
      <style:table-row-properties style:min-row-height="0.3861in" style:use-optimal-row-height="false"/>
    </style:style>
    <style:style style:name="TableCell5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/>
      <style:text-properties style:font-weight-complex="bold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/>
      <style:text-properties style:font-weight-complex="bold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/>
      <style:text-properties style:font-weight-complex="bold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/>
      <style:text-properties style:font-weight-complex="bold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/>
      <style:text-properties style:font-weight-complex="bold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/>
      <style:text-properties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margin-bottom="0in"/>
      <style:text-properties style:font-weight-complex="bold"/>
    </style:style>
    <style:style style:name="P524" style:parent-style-name="Standard" style:family="paragraph">
      <style:text-properties fo:font-weight="bold" style:font-weight-asian="bold" style:font-weight-complex="bold" fo:font-size="12pt" style:font-size-asian="12pt"/>
    </style:style>
    <style:style style:name="S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525" style:parent-style-name="Domyślnaczcionkaakapitu" style:family="text">
      <style:text-properties fo:font-weight="bold" style:font-weight-asian="bold" style:font-weight-complex="bold" fo:font-size="12pt" style:font-size-asian="12pt"/>
    </style:style>
    <style:style style:name="T526" style:parent-style-name="Domyślnaczcionkaakapitu" style:family="text">
      <style:text-properties fo:font-size="12pt" style:font-size-asian="12pt"/>
    </style:style>
    <style:style style:name="T527" style:parent-style-name="Domyślnaczcionkaakapitu" style:family="text">
      <style:text-properties fo:font-weight="bold" style:font-weight-asian="bold" fo:font-size="12pt" style:font-size-asian="12pt"/>
    </style:style>
    <style:style style:name="T528" style:parent-style-name="Domyślnaczcionkaakapitu" style:family="text">
      <style:text-properties fo:font-size="12pt" style:font-size-asian="12pt"/>
    </style:style>
    <style:style style:name="T529" style:parent-style-name="Domyślnaczcionkaakapitu" style:family="text">
      <style:text-properties fo:font-weight="bold" style:font-weight-asian="bold" fo:font-size="12pt" style:font-size-asian="12pt"/>
    </style:style>
    <style:style style:name="T530" style:parent-style-name="Domyślnaczcionkaakapitu" style:family="text">
      <style:text-properties fo:font-size="12pt" style:font-size-asian="12pt"/>
    </style:style>
    <style:style style:name="T531" style:parent-style-name="Domyślnaczcionkaakapitu" style:family="text">
      <style:text-properties fo:font-weight="bold" style:font-weight-asian="bold" fo:font-size="12pt" style:font-size-asian="12pt"/>
    </style:style>
    <style:style style:name="T532" style:parent-style-name="Domyślnaczcionkaakapitu" style:family="text">
      <style:text-properties fo:font-size="12pt" style:font-size-asian="12pt"/>
    </style:style>
    <style:style style:name="T533" style:parent-style-name="Domyślnaczcionkaakapitu" style:family="text">
      <style:text-properties fo:font-weight="bold" style:font-weight-asian="bold" fo:font-size="12pt" style:font-size-asian="12pt"/>
    </style:style>
    <style:style style:name="T534" style:parent-style-name="Domyślnaczcionkaakapitu" style:family="text">
      <style:text-properties fo:font-size="12pt" style:font-size-asian="12pt"/>
    </style:style>
    <style:style style:name="T535" style:parent-style-name="Domyślnaczcionkaakapitu" style:family="text">
      <style:text-properties fo:font-weight="bold" style:font-weight-asian="bold" fo:font-size="12pt" style:font-size-asian="12pt"/>
    </style:style>
    <style:style style:name="T536" style:parent-style-name="Domyślnaczcionkaakapitu" style:family="text">
      <style:text-properties fo:font-size="12pt" style:font-size-asian="12pt"/>
    </style:style>
    <style:style style:name="T537" style:parent-style-name="Domyślnaczcionkaakapitu" style:family="text">
      <style:text-properties fo:font-weight="bold" style:font-weight-asian="bold" fo:font-size="12pt" style:font-size-asian="12pt"/>
    </style:style>
    <style:style style:name="T538" style:parent-style-name="Domyślnaczcionkaakapitu" style:family="text">
      <style:text-properties fo:font-size="12pt" style:font-size-asian="12pt"/>
    </style:style>
    <style:style style:name="T539" style:parent-style-name="Domyślnaczcionkaakapitu" style:family="text">
      <style:text-properties fo:font-weight="bold" style:font-weight-asian="bold" fo:font-size="12pt" style:font-size-asian="12pt"/>
    </style:style>
    <style:style style:name="T540" style:parent-style-name="Domyślnaczcionkaakapitu" style:family="text">
      <style:text-properties fo:font-size="12pt" style:font-size-asian="12pt"/>
    </style:style>
    <style:style style:name="T541" style:parent-style-name="Domyślnaczcionkaakapitu" style:family="text">
      <style:text-properties fo:font-weight="bold" style:font-weight-asian="bold" fo:font-size="12pt" style:font-size-asian="12pt"/>
    </style:style>
    <style:style style:name="T542" style:parent-style-name="Domyślnaczcionkaakapitu" style:family="text">
      <style:text-properties fo:font-size="12pt" style:font-size-asian="12pt"/>
    </style:style>
    <style:style style:name="T543" style:parent-style-name="Domyślnaczcionkaakapitu" style:family="text">
      <style:text-properties fo:font-weight="bold" style:font-weight-asian="bold" fo:font-size="12pt" style:font-size-asian="12pt"/>
    </style:style>
    <style:style style:name="T544" style:parent-style-name="Domyślnaczcionkaakapitu" style:family="text">
      <style:text-properties fo:font-size="12pt" style:font-size-asian="12pt"/>
    </style:style>
    <style:style style:name="T545" style:parent-style-name="Domyślnaczcionkaakapitu" style:family="text">
      <style:text-properties fo:font-weight="bold" style:font-weight-asian="bold" fo:font-size="12pt" style:font-size-asian="12pt"/>
    </style:style>
    <style:style style:name="T546" style:parent-style-name="Domyślnaczcionkaakapitu" style:family="text">
      <style:text-properties fo:font-size="12pt" style:font-size-asian="12pt"/>
    </style:style>
    <style:style style:name="T547" style:parent-style-name="Domyślnaczcionkaakapitu" style:family="text">
      <style:text-properties fo:font-weight="bold" style:font-weight-asian="bold" fo:font-size="12pt" style:font-size-asian="12pt"/>
    </style:style>
    <style:style style:name="T548" style:parent-style-name="Domyślnaczcionkaakapitu" style:family="text">
      <style:text-properties fo:font-size="12pt" style:font-size-asian="12pt"/>
    </style:style>
    <style:style style:name="T549" style:parent-style-name="Domyślnaczcionkaakapitu" style:family="text">
      <style:text-properties fo:font-weight="bold" style:font-weight-asian="bold" fo:font-size="12pt" style:font-size-asian="12pt"/>
    </style:style>
    <style:style style:name="T550" style:parent-style-name="Domyślnaczcionkaakapitu" style:family="text">
      <style:text-properties fo:font-size="12pt" style:font-size-asian="12pt"/>
    </style:style>
    <style:style style:name="T551" style:parent-style-name="Domyślnaczcionkaakapitu" style:family="text">
      <style:text-properties fo:font-weight="bold" style:font-weight-asian="bold" fo:font-size="12pt" style:font-size-asian="12pt"/>
    </style:style>
    <style:style style:name="T552" style:parent-style-name="Domyślnaczcionkaakapitu" style:family="text">
      <style:text-properties fo:font-size="12pt" style:font-size-asian="12pt"/>
    </style:style>
    <style:style style:name="T553" style:parent-style-name="Domyślnaczcionkaakapitu" style:family="text">
      <style:text-properties fo:font-weight="bold" style:font-weight-asian="bold" fo:font-size="12pt" style:font-size-asian="12pt"/>
    </style:style>
    <style:style style:name="T554" style:parent-style-name="Domyślnaczcionkaakapitu" style:family="text">
      <style:text-properties fo:font-size="12pt" style:font-size-asian="12pt"/>
    </style:style>
    <style:style style:name="T555" style:parent-style-name="Domyślnaczcionkaakapitu" style:family="text">
      <style:text-properties fo:font-weight="bold" style:font-weight-asian="bold" fo:font-size="12pt" style:font-size-asian="12pt"/>
    </style:style>
    <style:style style:name="T556" style:parent-style-name="Domyślnaczcionkaakapitu" style:family="text">
      <style:text-properties fo:font-size="12pt" style:font-size-asian="12pt"/>
    </style:style>
    <style:style style:name="T557" style:parent-style-name="Domyślnaczcionkaakapitu" style:family="text">
      <style:text-properties fo:font-weight="bold" style:font-weight-asian="bold" fo:font-size="12pt" style:font-size-asian="12pt"/>
    </style:style>
    <style:style style:name="T558" style:parent-style-name="Domyślnaczcionkaakapitu" style:family="text">
      <style:text-properties fo:font-size="12pt" style:font-size-asian="12pt"/>
    </style:style>
    <style:style style:name="T559" style:parent-style-name="Domyślnaczcionkaakapitu" style:family="text">
      <style:text-properties fo:font-weight="bold" style:font-weight-asian="bold" fo:font-size="12pt" style:font-size-asian="12pt"/>
    </style:style>
    <style:style style:name="T560" style:parent-style-name="Domyślnaczcionkaakapitu" style:family="text">
      <style:text-properties fo:font-size="12pt" style:font-size-asian="12pt"/>
    </style:style>
    <style:style style:name="T561" style:parent-style-name="Domyślnaczcionkaakapitu" style:family="text">
      <style:text-properties fo:font-weight="bold" style:font-weight-asian="bold" fo:font-size="12pt" style:font-size-asian="12pt"/>
    </style:style>
    <style:style style:name="T562" style:parent-style-name="Domyślnaczcionkaakapitu" style:family="text">
      <style:text-properties fo:font-size="12pt" style:font-size-asian="12pt"/>
    </style:style>
    <style:style style:name="T563" style:parent-style-name="Domyślnaczcionkaakapitu" style:family="text">
      <style:text-properties fo:font-weight="bold" style:font-weight-asian="bold" fo:font-size="12pt" style:font-size-asian="12pt"/>
    </style:style>
    <style:style style:name="T564" style:parent-style-name="Domyślnaczcionkaakapitu" style:family="text">
      <style:text-properties fo:font-size="12pt" style:font-size-asian="12pt"/>
    </style:style>
    <style:style style:name="T565" style:parent-style-name="Domyślnaczcionkaakapitu" style:family="text">
      <style:text-properties fo:font-weight="bold" style:font-weight-asian="bold" fo:font-size="12pt" style:font-size-asian="12pt"/>
    </style:style>
    <style:style style:name="T566" style:parent-style-name="Domyślnaczcionkaakapitu" style:family="text">
      <style:text-properties fo:font-size="12pt" style:font-size-asian="12pt"/>
    </style:style>
    <style:style style:name="T567" style:parent-style-name="Domyślnaczcionkaakapitu" style:family="text">
      <style:text-properties fo:font-weight="bold" style:font-weight-asian="bold" fo:font-size="12pt" style:font-size-asian="12pt"/>
    </style:style>
    <style:style style:name="T568" style:parent-style-name="Domyślnaczcionkaakapitu" style:family="text">
      <style:text-properties fo:font-size="12pt" style:font-size-asian="12pt"/>
    </style:style>
    <style:style style:name="T569" style:parent-style-name="Domyślnaczcionkaakapitu" style:family="text">
      <style:text-properties fo:font-weight="bold" style:font-weight-asian="bold" fo:font-size="12pt" style:font-size-asian="12pt"/>
    </style:style>
    <style:style style:name="T570" style:parent-style-name="Domyślnaczcionkaakapitu" style:family="text">
      <style:text-properties fo:font-size="12pt" style:font-size-asian="12pt"/>
    </style:style>
    <style:style style:name="T571" style:parent-style-name="Domyślnaczcionkaakapitu" style:family="text">
      <style:text-properties fo:font-weight="bold" style:font-weight-asian="bold" fo:font-size="12pt" style:font-size-asian="12pt"/>
    </style:style>
    <style:style style:name="T572" style:parent-style-name="Domyślnaczcionkaakapitu" style:family="text">
      <style:text-properties fo:font-size="12pt" style:font-size-asian="12pt"/>
    </style:style>
    <style:style style:name="T573" style:parent-style-name="Domyślnaczcionkaakapitu" style:family="text">
      <style:text-properties fo:font-weight="bold" style:font-weight-asian="bold" fo:font-size="12pt" style:font-size-asian="12pt"/>
    </style:style>
    <style:style style:name="T574" style:parent-style-name="Domyślnaczcionkaakapitu" style:family="text">
      <style:text-properties fo:font-size="12pt" style:font-size-asian="12pt"/>
    </style:style>
    <style:style style:name="T575" style:parent-style-name="Domyślnaczcionkaakapitu" style:family="text">
      <style:text-properties fo:font-size="12pt" style:font-size-asian="12pt"/>
    </style:style>
    <style:style style:name="S4" style:family="section">
      <style:section-properties fo:margin-left="0in" fo:margin-right="0in" style:writing-mode="lr-tb"/>
    </style:style>
    <style:style style:name="T576" style:parent-style-name="Domyślnaczcionkaakapitu" style:family="text">
      <style:text-properties fo:font-size="12pt" style:font-size-asian="12pt" style:font-size-complex="12pt"/>
    </style:style>
    <style:style style:name="T577" style:parent-style-name="Domyślnaczcionkaakapitu" style:family="text">
      <style:text-properties fo:font-size="12pt" style:font-size-asian="12pt" style:font-size-complex="12pt"/>
    </style:style>
    <style:style style:name="T57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79" style:parent-style-name="Domyślnaczcionkaakapitu" style:family="text">
      <style:text-properties fo:font-size="12pt" style:font-size-asian="12pt" style:font-size-complex="12pt"/>
    </style:style>
    <style:style style:name="P58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81" style:parent-style-name="Domyślnaczcionkaakapitu" style:family="text">
      <style:text-properties fo:font-size="12pt" style:font-size-asian="12pt" style:font-size-complex="12pt"/>
    </style:style>
    <style:style style:name="P58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83" style:parent-style-name="Domyślnaczcionkaakapitu" style:family="text">
      <style:text-properties fo:font-size="12pt" style:font-size-asian="12pt" style:font-size-complex="12pt"/>
    </style:style>
    <style:style style:name="P58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85" style:parent-style-name="Domyślnaczcionkaakapitu" style:family="text">
      <style:text-properties fo:font-size="12pt" style:font-size-asian="12pt" style:font-size-complex="12pt"/>
    </style:style>
    <style:style style:name="P58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87" style:parent-style-name="Domyślnaczcionkaakapitu" style:family="text">
      <style:text-properties fo:font-size="12pt" style:font-size-asian="12pt" style:font-size-complex="12pt"/>
    </style:style>
    <style:style style:name="P58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89" style:parent-style-name="Domyślnaczcionkaakapitu" style:family="text">
      <style:text-properties fo:font-size="12pt" style:font-size-asian="12pt" style:font-size-complex="12pt"/>
    </style:style>
    <style:style style:name="P59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91" style:parent-style-name="Domyślnaczcionkaakapitu" style:family="text">
      <style:text-properties fo:font-size="12pt" style:font-size-asian="12pt" style:font-size-complex="12pt"/>
    </style:style>
    <style:style style:name="P59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93" style:parent-style-name="Domyślnaczcionkaakapitu" style:family="text">
      <style:text-properties fo:font-size="12pt" style:font-size-asian="12pt" style:font-size-complex="12pt"/>
    </style:style>
    <style:style style:name="P59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95" style:parent-style-name="Domyślnaczcionkaakapitu" style:family="text">
      <style:text-properties fo:font-size="12pt" style:font-size-asian="12pt" style:font-size-complex="12pt"/>
    </style:style>
    <style:style style:name="P59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97" style:parent-style-name="Domyślnaczcionkaakapitu" style:family="text">
      <style:text-properties fo:font-size="12pt" style:font-size-asian="12pt" style:font-size-complex="12pt"/>
    </style:style>
    <style:style style:name="P59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99" style:parent-style-name="Domyślnaczcionkaakapitu" style:family="text">
      <style:text-properties fo:font-size="12pt" style:font-size-asian="12pt" style:font-size-complex="12pt"/>
    </style:style>
    <style:style style:name="T60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01" style:parent-style-name="Domyślnaczcionkaakapitu" style:family="text">
      <style:text-properties fo:font-size="12pt" style:font-size-asian="12pt" style:font-size-complex="12pt"/>
    </style:style>
    <style:style style:name="P60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03" style:parent-style-name="Domyślnaczcionkaakapitu" style:family="text">
      <style:text-properties fo:font-size="12pt" style:font-size-asian="12pt" style:font-size-complex="12pt"/>
    </style:style>
    <style:style style:name="P60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60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60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0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0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0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10" style:parent-style-name="Domyślnaczcionkaakapitu" style:family="text">
      <style:text-properties fo:font-weight="bold" style:font-weight-asian="bold"/>
    </style:style>
    <style:style style:name="P61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1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1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14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61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16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61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1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1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2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3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4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4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4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643" style:parent-style-name="Standard" style:family="paragraph">
      <style:paragraph-properties fo:text-align="center"/>
      <style:text-properties fo:font-weight="bold" style:font-weight-asian="bold" fo:color="#002060" fo:font-size="14pt" style:font-size-asian="14pt" style:font-size-complex="12pt"/>
    </style:style>
    <style:style style:name="S5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644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645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646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647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648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649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650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651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T652" style:parent-style-name="Domyślnaczcionkaakapitu" style:family="text">
      <style:text-properties fo:font-weight="bold" style:font-weight-asian="bold" fo:color="#C00000" fo:font-size="14pt" style:font-size-asian="14pt" style:font-size-complex="12pt"/>
    </style:style>
    <style:style style:name="T653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654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S6" style:family="section">
      <style:section-properties fo:margin-left="0in" fo:margin-right="0in" style:writing-mode="lr-tb"/>
    </style:style>
    <style:style style:name="P655" style:parent-style-name="Standard" style:family="paragraph">
      <style:text-properties fo:font-weight="bold" style:font-weight-asian="bold" fo:color="#002060" fo:font-size="14pt" style:font-size-asian="14pt" style:font-size-complex="12pt"/>
    </style:style>
    <style:style style:name="P656" style:parent-style-name="Standard" style:family="paragraph">
      <style:text-properties fo:font-weight="bold" style:font-weight-asian="bold" fo:font-size="12pt" style:font-size-asian="12pt" style:font-size-complex="12pt"/>
    </style:style>
    <style:style style:name="P657" style:parent-style-name="Standard" style:family="paragraph">
      <style:text-properties fo:font-weight="bold" style:font-weight-asian="bold" fo:font-size="12pt" style:font-size-asian="12pt" style:font-size-complex="12pt"/>
    </style:style>
    <style:style style:name="P658" style:parent-style-name="Standard" style:family="paragraph">
      <style:text-properties fo:font-weight="bold" style:font-weight-asian="bold" fo:font-size="12pt" style:font-size-asian="12pt" style:font-size-complex="12pt"/>
    </style:style>
    <style:style style:name="P659" style:parent-style-name="Standard" style:family="paragraph">
      <style:text-properties fo:font-weight="bold" style:font-weight-asian="bold" fo:font-size="12pt" style:font-size-asian="12pt" style:font-size-complex="12pt"/>
    </style:style>
    <style:style style:name="P660" style:parent-style-name="Standard" style:family="paragraph">
      <style:text-properties fo:font-weight="bold" style:font-weight-asian="bold" fo:font-size="12pt" style:font-size-asian="12pt" style:font-size-complex="12pt"/>
    </style:style>
    <style:style style:name="P661" style:parent-style-name="Standard" style:family="paragraph">
      <style:text-properties fo:font-weight="bold" style:font-weight-asian="bold" fo:font-size="12pt" style:font-size-asian="12pt" style:font-size-complex="12pt"/>
    </style:style>
    <style:style style:name="P662" style:parent-style-name="Standard" style:family="paragraph">
      <style:text-properties fo:font-weight="bold" style:font-weight-asian="bold" fo:font-size="12pt" style:font-size-asian="12pt" style:font-size-complex="12pt"/>
    </style:style>
    <style:style style:name="P663" style:parent-style-name="Standard" style:family="paragraph">
      <style:text-properties fo:font-weight="bold" style:font-weight-asian="bold" fo:font-size="12pt" style:font-size-asian="12pt" style:font-size-complex="12pt"/>
    </style:style>
    <style:style style:name="P664" style:parent-style-name="Standard" style:family="paragraph">
      <style:text-properties fo:font-size="12pt" style:font-size-asian="12pt" style:font-size-complex="12pt"/>
    </style:style>
    <style:style style:name="P665" style:parent-style-name="Standard" style:family="paragraph">
      <style:text-properties fo:font-size="12pt" style:font-size-asian="12pt" style:font-size-complex="12pt"/>
    </style:style>
    <style:style style:name="P666" style:parent-style-name="Standard" style:family="paragraph">
      <style:text-properties fo:font-size="12pt" style:font-size-asian="12pt" style:font-size-complex="12pt"/>
    </style:style>
    <style:style style:name="P667" style:parent-style-name="Standard" style:family="paragraph">
      <style:text-properties fo:font-size="12pt" style:font-size-asian="12pt" style:font-size-complex="12pt"/>
    </style:style>
    <style:style style:name="P668" style:parent-style-name="Standard" style:family="paragraph">
      <style:text-properties fo:font-size="12pt" style:font-size-asian="12pt" style:font-size-complex="12pt"/>
    </style:style>
    <style:style style:name="P669" style:parent-style-name="Standard" style:family="paragraph">
      <style:text-properties fo:font-size="12pt" style:font-size-asian="12pt" style:font-size-complex="12pt"/>
    </style:style>
    <style:style style:name="P670" style:parent-style-name="Standard" style:family="paragraph">
      <style:text-properties fo:font-size="12pt" style:font-size-asian="12pt" style:font-size-complex="12pt"/>
    </style:style>
    <style:style style:name="P671" style:parent-style-name="Standard" style:family="paragraph">
      <style:text-properties fo:font-size="12pt" style:font-size-asian="12pt" style:font-size-complex="12pt"/>
    </style:style>
    <style:style style:name="P672" style:parent-style-name="Standard" style:family="paragraph">
      <style:text-properties fo:font-size="12pt" style:font-size-asian="12pt" style:font-size-complex="12pt"/>
    </style:style>
    <style:style style:name="P673" style:parent-style-name="Standard" style:family="paragraph">
      <style:text-properties fo:font-size="12pt" style:font-size-asian="12pt" style:font-size-complex="12pt"/>
    </style:style>
    <style:style style:name="P674" style:parent-style-name="Standard" style:family="paragraph">
      <style:text-properties fo:font-size="12pt" style:font-size-asian="12pt" style:font-size-complex="12pt"/>
    </style:style>
    <style:style style:name="P675" style:parent-style-name="Standard" style:family="paragraph">
      <style:text-properties fo:font-size="12pt" style:font-size-asian="12pt" style:font-size-complex="12pt"/>
    </style:style>
    <style:style style:name="P676" style:parent-style-name="Standard" style:family="paragraph">
      <style:text-properties fo:font-size="12pt" style:font-size-asian="12pt" style:font-size-complex="12pt"/>
    </style:style>
    <style:style style:name="P677" style:parent-style-name="Standard" style:family="paragraph">
      <style:text-properties fo:font-size="12pt" style:font-size-asian="12pt" style:font-size-complex="12pt"/>
    </style:style>
    <style:style style:name="P678" style:parent-style-name="Standard" style:family="paragraph">
      <style:text-properties fo:font-size="12pt" style:font-size-asian="12pt" style:font-size-complex="12pt"/>
    </style:style>
    <style:style style:name="P679" style:parent-style-name="Standard" style:family="paragraph">
      <style:text-properties fo:font-size="12pt" style:font-size-asian="12pt" style:font-size-complex="12pt"/>
    </style:style>
    <style:style style:name="P680" style:parent-style-name="Standard" style:family="paragraph">
      <style:text-properties fo:font-size="12pt" style:font-size-asian="12pt" style:font-size-complex="12pt"/>
    </style:style>
    <style:style style:name="P681" style:parent-style-name="Standard" style:family="paragraph">
      <style:text-properties fo:font-size="12pt" style:font-size-asian="12pt" style:font-size-complex="12pt"/>
    </style:style>
    <style:style style:name="P682" style:parent-style-name="Standard" style:family="paragraph">
      <style:text-properties fo:font-size="12pt" style:font-size-asian="12pt" style:font-size-complex="12pt"/>
    </style:style>
    <style:style style:name="P68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684" style:parent-style-name="Standard" style:family="paragraph">
      <style:paragraph-properties fo:text-align="center"/>
    </style:style>
    <style:style style:name="T685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686" style:parent-style-name="Domyślnaczcionkaakapitu" style:family="text">
      <style:text-properties fo:font-weight="bold" style:font-weight-asian="bold" fo:font-size="12pt" style:font-size-asian="12pt" style:font-size-complex="12pt" fo:background-color="#808080" style:text-underline-type="single" style:text-underline-style="solid" style:text-underline-width="auto" style:text-underline-mode="continuous"/>
    </style:style>
    <style:style style:name="T687" style:parent-style-name="Domyślnaczcionkaakapitu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88" style:parent-style-name="Standard" style:family="paragraph">
      <style:text-properties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689" style:parent-style-name="Standard" style:family="paragraph">
      <style:text-properties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9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1" style:parent-style-name="Domyślnaczcionkaakapitu" style:family="text">
      <style:text-properties fo:font-size="12pt" style:font-size-asian="12pt" style:font-size-complex="12pt"/>
    </style:style>
    <style:style style:name="T69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3" style:parent-style-name="Domyślnaczcionkaakapitu" style:family="text">
      <style:text-properties fo:font-size="12pt" style:font-size-asian="12pt" style:font-size-complex="12pt"/>
    </style:style>
    <style:style style:name="T69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5" style:parent-style-name="Domyślnaczcionkaakapitu" style:family="text">
      <style:text-properties fo:font-size="12pt" style:font-size-asian="12pt" style:font-size-complex="12pt"/>
    </style:style>
    <style:style style:name="T69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7" style:parent-style-name="Domyślnaczcionkaakapitu" style:family="text">
      <style:text-properties fo:font-size="12pt" style:font-size-asian="12pt" style:font-size-complex="12pt"/>
    </style:style>
    <style:style style:name="T69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99" style:parent-style-name="Domyślnaczcionkaakapitu" style:family="text">
      <style:text-properties fo:font-size="12pt" style:font-size-asian="12pt" style:font-size-complex="12pt"/>
    </style:style>
    <style:style style:name="T70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1" style:parent-style-name="Domyślnaczcionkaakapitu" style:family="text">
      <style:text-properties fo:font-size="12pt" style:font-size-asian="12pt" style:font-size-complex="12pt"/>
    </style:style>
    <style:style style:name="T70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3" style:parent-style-name="Domyślnaczcionkaakapitu" style:family="text">
      <style:text-properties fo:font-size="12pt" style:font-size-asian="12pt" style:font-size-complex="12pt"/>
    </style:style>
    <style:style style:name="T70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5" style:parent-style-name="Domyślnaczcionkaakapitu" style:family="text">
      <style:text-properties fo:font-size="12pt" style:font-size-asian="12pt" style:font-size-complex="12pt"/>
    </style:style>
    <style:style style:name="T7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7" style:parent-style-name="Domyślnaczcionkaakapitu" style:family="text">
      <style:text-properties fo:font-size="12pt" style:font-size-asian="12pt" style:font-size-complex="12pt"/>
    </style:style>
    <style:style style:name="T70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09" style:parent-style-name="Domyślnaczcionkaakapitu" style:family="text">
      <style:text-properties fo:font-size="12pt" style:font-size-asian="12pt" style:font-size-complex="12pt"/>
    </style:style>
    <style:style style:name="T71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1" style:parent-style-name="Domyślnaczcionkaakapitu" style:family="text">
      <style:text-properties fo:font-size="12pt" style:font-size-asian="12pt" style:font-size-complex="12pt"/>
    </style:style>
    <style:style style:name="T7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3" style:parent-style-name="Domyślnaczcionkaakapitu" style:family="text">
      <style:text-properties fo:font-size="12pt" style:font-size-asian="12pt" style:font-size-complex="12pt"/>
    </style:style>
    <style:style style:name="P714" style:parent-style-name="Standard" style:family="paragraph">
      <style:text-properties fo:font-size="12pt" style:font-size-asian="12pt" style:font-size-complex="12pt"/>
    </style:style>
    <style:style style:name="S7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1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6" style:parent-style-name="Domyślnaczcionkaakapitu" style:family="text">
      <style:text-properties fo:font-size="12pt" style:font-size-asian="12pt" style:font-size-complex="12pt"/>
    </style:style>
    <style:style style:name="T71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8" style:parent-style-name="Domyślnaczcionkaakapitu" style:family="text">
      <style:text-properties fo:font-size="12pt" style:font-size-asian="12pt" style:font-size-complex="12pt"/>
    </style:style>
    <style:style style:name="S8" style:family="section">
      <style:section-properties fo:margin-left="0in" fo:margin-right="0in" style:writing-mode="lr-tb"/>
    </style:style>
    <style:style style:name="T71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20" style:parent-style-name="Domyślnaczcionkaakapitu" style:family="text">
      <style:text-properties fo:font-size="12pt" style:font-size-asian="12pt" style:font-size-complex="12pt"/>
    </style:style>
    <style:style style:name="S9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2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22" style:parent-style-name="Domyślnaczcionkaakapitu" style:family="text">
      <style:text-properties fo:font-size="12pt" style:font-size-asian="12pt" style:font-size-complex="12pt"/>
    </style:style>
    <style:style style:name="T72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24" style:parent-style-name="Domyślnaczcionkaakapitu" style:family="text">
      <style:text-properties fo:font-size="12pt" style:font-size-asian="12pt" style:font-size-complex="12pt"/>
    </style:style>
    <style:style style:name="S10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2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26" style:parent-style-name="Domyślnaczcionkaakapitu" style:family="text">
      <style:text-properties fo:font-size="12pt" style:font-size-asian="12pt" style:font-size-complex="12pt"/>
    </style:style>
    <style:style style:name="T72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28" style:parent-style-name="Domyślnaczcionkaakapitu" style:family="text">
      <style:text-properties fo:font-size="12pt" style:font-size-asian="12pt" style:font-size-complex="12pt"/>
    </style:style>
    <style:style style:name="S11" style:family="section">
      <style:section-properties fo:margin-left="0in" fo:margin-right="0in" style:writing-mode="lr-tb"/>
    </style:style>
    <style:style style:name="T72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30" style:parent-style-name="Domyślnaczcionkaakapitu" style:family="text">
      <style:text-properties fo:font-size="12pt" style:font-size-asian="12pt" style:font-size-complex="12pt"/>
    </style:style>
    <style:style style:name="S1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3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32" style:parent-style-name="Domyślnaczcionkaakapitu" style:family="text">
      <style:text-properties fo:font-size="12pt" style:font-size-asian="12pt" style:font-size-complex="12pt"/>
    </style:style>
    <style:style style:name="T73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34" style:parent-style-name="Domyślnaczcionkaakapitu" style:family="text">
      <style:text-properties fo:font-size="12pt" style:font-size-asian="12pt" style:font-size-complex="12pt"/>
    </style:style>
    <style:style style:name="S1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3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36" style:parent-style-name="Domyślnaczcionkaakapitu" style:family="text">
      <style:text-properties fo:font-size="12pt" style:font-size-asian="12pt" style:font-size-complex="12pt"/>
    </style:style>
    <style:style style:name="T73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38" style:parent-style-name="Domyślnaczcionkaakapitu" style:family="text">
      <style:text-properties fo:font-size="12pt" style:font-size-asian="12pt" style:font-size-complex="12pt"/>
    </style:style>
    <style:style style:name="S14" style:family="section">
      <style:section-properties fo:margin-left="0in" fo:margin-right="0in" style:writing-mode="lr-tb"/>
    </style:style>
    <style:style style:name="T73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40" style:parent-style-name="Domyślnaczcionkaakapitu" style:family="text">
      <style:text-properties fo:font-size="12pt" style:font-size-asian="12pt" style:font-size-complex="12pt"/>
    </style:style>
    <style:style style:name="T74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42" style:parent-style-name="Domyślnaczcionkaakapitu" style:family="text">
      <style:text-properties fo:font-size="12pt" style:font-size-asian="12pt" style:font-size-complex="12pt"/>
    </style:style>
    <style:style style:name="T74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44" style:parent-style-name="Domyślnaczcionkaakapitu" style:family="text">
      <style:text-properties fo:font-size="12pt" style:font-size-asian="12pt" style:font-size-complex="12pt"/>
    </style:style>
    <style:style style:name="S15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4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46" style:parent-style-name="Domyślnaczcionkaakapitu" style:family="text">
      <style:text-properties fo:font-size="12pt" style:font-size-asian="12pt" style:font-size-complex="12pt"/>
    </style:style>
    <style:style style:name="T74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48" style:parent-style-name="Domyślnaczcionkaakapitu" style:family="text">
      <style:text-properties fo:font-size="12pt" style:font-size-asian="12pt" style:font-size-complex="12pt"/>
    </style:style>
    <style:style style:name="S16" style:family="section">
      <style:section-properties fo:margin-left="0in" fo:margin-right="0in" style:writing-mode="lr-tb"/>
    </style:style>
    <style:style style:name="P749" style:parent-style-name="Standard" style:family="paragraph">
      <style:text-properties fo:font-weight="bold" style:font-weight-asian="bold" fo:font-size="12pt" style:font-size-asian="12pt" style:font-size-complex="12pt"/>
    </style:style>
    <style:style style:name="S17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5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51" style:parent-style-name="Domyślnaczcionkaakapitu" style:family="text">
      <style:text-properties fo:font-size="12pt" style:font-size-asian="12pt" style:font-size-complex="12pt"/>
    </style:style>
    <style:style style:name="T75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53" style:parent-style-name="Domyślnaczcionkaakapitu" style:family="text">
      <style:text-properties fo:font-size="12pt" style:font-size-asian="12pt" style:font-size-complex="12pt"/>
    </style:style>
    <style:style style:name="S18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5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55" style:parent-style-name="Domyślnaczcionkaakapitu" style:family="text">
      <style:text-properties fo:font-size="12pt" style:font-size-asian="12pt" style:font-size-complex="12pt"/>
    </style:style>
    <style:style style:name="T75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57" style:parent-style-name="Domyślnaczcionkaakapitu" style:family="text">
      <style:text-properties fo:font-size="12pt" style:font-size-asian="12pt" style:font-size-complex="12pt"/>
    </style:style>
    <style:style style:name="S19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5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59" style:parent-style-name="Domyślnaczcionkaakapitu" style:family="text">
      <style:text-properties fo:font-size="12pt" style:font-size-asian="12pt" style:font-size-complex="12pt"/>
    </style:style>
    <style:style style:name="T76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61" style:parent-style-name="Domyślnaczcionkaakapitu" style:family="text">
      <style:text-properties fo:font-size="12pt" style:font-size-asian="12pt" style:font-size-complex="12pt"/>
    </style:style>
    <style:style style:name="S20" style:family="section">
      <style:section-properties fo:margin-left="0in" fo:margin-right="0in" style:writing-mode="lr-tb"/>
    </style:style>
    <style:style style:name="T76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63" style:parent-style-name="Domyślnaczcionkaakapitu" style:family="text">
      <style:text-properties fo:font-size="12pt" style:font-size-asian="12pt" style:font-size-complex="12pt"/>
    </style:style>
    <style:style style:name="S2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6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65" style:parent-style-name="Domyślnaczcionkaakapitu" style:family="text">
      <style:text-properties fo:font-size="12pt" style:font-size-asian="12pt" style:font-size-complex="12pt"/>
    </style:style>
    <style:style style:name="T7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67" style:parent-style-name="Domyślnaczcionkaakapitu" style:family="text">
      <style:text-properties fo:font-size="12pt" style:font-size-asian="12pt" style:font-size-complex="12pt"/>
    </style:style>
    <style:style style:name="T76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69" style:parent-style-name="Domyślnaczcionkaakapitu" style:family="text">
      <style:text-properties fo:font-size="12pt" style:font-size-asian="12pt" style:font-size-complex="12pt"/>
    </style:style>
    <style:style style:name="S2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77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71" style:parent-style-name="Domyślnaczcionkaakapitu" style:family="text">
      <style:text-properties fo:font-size="12pt" style:font-size-asian="12pt" style:font-size-complex="12pt"/>
    </style:style>
    <style:style style:name="T77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73" style:parent-style-name="Domyślnaczcionkaakapitu" style:family="text">
      <style:text-properties fo:font-size="12pt" style:font-size-asian="12pt" style:font-size-complex="12pt"/>
    </style:style>
    <style:style style:name="S23" style:family="section">
      <style:section-properties fo:margin-left="0in" fo:margin-right="0in" style:writing-mode="lr-tb"/>
    </style:style>
    <style:style style:name="T77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75" style:parent-style-name="Domyślnaczcionkaakapitu" style:family="text">
      <style:text-properties fo:font-size="12pt" style:font-size-asian="12pt" style:font-size-complex="12pt"/>
    </style:style>
    <style:style style:name="P776" style:parent-style-name="Standard" style:family="paragraph">
      <style:text-properties fo:font-size="12pt" style:font-size-asian="12pt" style:font-size-complex="12pt"/>
    </style:style>
    <style:style style:name="P777" style:parent-style-name="Standard" style:family="paragraph">
      <style:text-properties fo:font-weight="bold" style:font-weight-asian="bold" fo:color="#C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778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79" style:parent-style-name="Domyślnaczcionkaakapitu" style:family="text">
      <style:text-properties fo:font-size="12pt" style:font-size-asian="12pt" style:font-size-complex="12pt"/>
    </style:style>
    <style:style style:name="T780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81" style:parent-style-name="Domyślnaczcionkaakapitu" style:family="text">
      <style:text-properties fo:font-size="12pt" style:font-size-asian="12pt" style:font-size-complex="12pt"/>
    </style:style>
    <style:style style:name="T782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83" style:parent-style-name="Domyślnaczcionkaakapitu" style:family="text">
      <style:text-properties fo:font-size="12pt" style:font-size-asian="12pt" style:font-size-complex="12pt"/>
    </style:style>
    <style:style style:name="T784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85" style:parent-style-name="Domyślnaczcionkaakapitu" style:family="text">
      <style:text-properties fo:font-size="12pt" style:font-size-asian="12pt" style:font-size-complex="12pt"/>
    </style:style>
    <style:style style:name="T786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87" style:parent-style-name="Domyślnaczcionkaakapitu" style:family="text">
      <style:text-properties fo:font-size="12pt" style:font-size-asian="12pt" style:font-size-complex="12pt"/>
    </style:style>
    <style:style style:name="T788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89" style:parent-style-name="Domyślnaczcionkaakapitu" style:family="text">
      <style:text-properties fo:font-size="12pt" style:font-size-asian="12pt" style:font-size-complex="12pt"/>
    </style:style>
    <style:style style:name="T790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91" style:parent-style-name="Domyślnaczcionkaakapitu" style:family="text">
      <style:text-properties fo:font-size="12pt" style:font-size-asian="12pt" style:font-size-complex="12pt"/>
    </style:style>
    <style:style style:name="T792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93" style:parent-style-name="Domyślnaczcionkaakapitu" style:family="text">
      <style:text-properties fo:font-size="12pt" style:font-size-asian="12pt" style:font-size-complex="12pt"/>
    </style:style>
    <style:style style:name="T794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95" style:parent-style-name="Domyślnaczcionkaakapitu" style:family="text">
      <style:text-properties fo:color="#0070C0" fo:font-size="12pt" style:font-size-asian="12pt" style:font-size-complex="12pt"/>
    </style:style>
    <style:style style:name="T796" style:parent-style-name="Domyślnaczcionkaakapitu" style:family="text">
      <style:text-properties fo:font-size="12pt" style:font-size-asian="12pt" style:font-size-complex="12pt"/>
    </style:style>
    <style:style style:name="T797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798" style:parent-style-name="Domyślnaczcionkaakapitu" style:family="text">
      <style:text-properties fo:font-size="12pt" style:font-size-asian="12pt" style:font-size-complex="12pt"/>
    </style:style>
    <style:style style:name="T799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00" style:parent-style-name="Domyślnaczcionkaakapitu" style:family="text">
      <style:text-properties fo:font-size="12pt" style:font-size-asian="12pt" style:font-size-complex="12pt"/>
    </style:style>
    <style:style style:name="T801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02" style:parent-style-name="Domyślnaczcionkaakapitu" style:family="text">
      <style:text-properties fo:color="#0070C0" fo:font-size="12pt" style:font-size-asian="12pt" style:font-size-complex="12pt"/>
    </style:style>
    <style:style style:name="T803" style:parent-style-name="Domyślnaczcionkaakapitu" style:family="text">
      <style:text-properties fo:font-size="12pt" style:font-size-asian="12pt" style:font-size-complex="12pt"/>
    </style:style>
    <style:style style:name="T804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05" style:parent-style-name="Domyślnaczcionkaakapitu" style:family="text">
      <style:text-properties fo:color="#0070C0" fo:font-size="12pt" style:font-size-asian="12pt" style:font-size-complex="12pt"/>
    </style:style>
    <style:style style:name="T806" style:parent-style-name="Domyślnaczcionkaakapitu" style:family="text">
      <style:text-properties fo:font-size="12pt" style:font-size-asian="12pt" style:font-size-complex="12pt"/>
    </style:style>
    <style:style style:name="T807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08" style:parent-style-name="Domyślnaczcionkaakapitu" style:family="text">
      <style:text-properties fo:font-size="12pt" style:font-size-asian="12pt" style:font-size-complex="12pt"/>
    </style:style>
    <style:style style:name="T809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10" style:parent-style-name="Domyślnaczcionkaakapitu" style:family="text">
      <style:text-properties fo:font-size="12pt" style:font-size-asian="12pt" style:font-size-complex="12pt"/>
    </style:style>
    <style:style style:name="T811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12" style:parent-style-name="Domyślnaczcionkaakapitu" style:family="text">
      <style:text-properties fo:font-size="12pt" style:font-size-asian="12pt" style:font-size-complex="12pt"/>
    </style:style>
    <style:style style:name="T813" style:parent-style-name="Domyślnaczcionkaakapitu" style:family="text">
      <style:text-properties fo:font-weight="bold" style:font-weight-asian="bold" fo:color="#0070C0" fo:font-size="12pt" style:font-size-asian="12pt" style:font-size-complex="12pt"/>
    </style:style>
    <style:style style:name="T814" style:parent-style-name="Domyślnaczcionkaakapitu" style:family="text">
      <style:text-properties fo:font-size="12pt" style:font-size-asian="12pt" style:font-size-complex="12pt"/>
    </style:style>
    <style:style style:name="P815" style:parent-style-name="Standard" style:family="paragraph">
      <style:text-properties fo:font-size="12pt" style:font-size-asian="12pt" style:font-size-complex="12pt"/>
    </style:style>
    <style:style style:name="P816" style:parent-style-name="Standard" style:family="paragraph">
      <style:text-properties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817" style:parent-style-name="Standard" style:family="paragraph">
      <style:text-properties fo:font-size="12pt" style:font-size-asian="12pt" style:font-size-complex="12pt"/>
    </style:style>
    <style:style style:name="P818" style:parent-style-name="Standard" style:family="paragraph">
      <style:text-properties fo:font-size="12pt" style:font-size-asian="12pt" style:font-size-complex="12pt"/>
    </style:style>
    <style:style style:name="P819" style:parent-style-name="Standard" style:family="paragraph">
      <style:text-properties fo:font-size="12pt" style:font-size-asian="12pt" style:font-size-complex="12pt"/>
    </style:style>
    <style:style style:name="P820" style:parent-style-name="Standard" style:family="paragraph">
      <style:text-properties fo:font-size="12pt" style:font-size-asian="12pt" style:font-size-complex="12pt"/>
    </style:style>
    <style:style style:name="P821" style:parent-style-name="Standard" style:family="paragraph">
      <style:text-properties fo:font-size="12pt" style:font-size-asian="12pt" style:font-size-complex="12pt"/>
    </style:style>
    <style:style style:name="P822" style:parent-style-name="Standard" style:family="paragraph">
      <style:text-properties fo:font-size="12pt" style:font-size-asian="12pt" style:font-size-complex="12pt"/>
    </style:style>
    <style:style style:name="P823" style:parent-style-name="Standard" style:family="paragraph">
      <style:text-properties fo:font-size="12pt" style:font-size-asian="12pt" style:font-size-complex="12pt"/>
    </style:style>
    <style:style style:name="P824" style:parent-style-name="Standard" style:family="paragraph">
      <style:text-properties fo:font-size="12pt" style:font-size-asian="12pt" style:font-size-complex="12pt"/>
    </style:style>
    <style:style style:name="P825" style:parent-style-name="Standard" style:family="paragraph">
      <style:text-properties fo:font-size="12pt" style:font-size-asian="12pt" style:font-size-complex="12pt"/>
    </style:style>
    <style:style style:name="P826" style:parent-style-name="Standard" style:family="paragraph">
      <style:text-properties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827" style:parent-style-name="Standard" style:family="paragraph">
      <style:text-properties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828" style:parent-style-name="Standard" style:family="paragraph">
      <style:text-properties fo:font-weight="bold" style:font-weight-asian="bold" fo:font-size="12pt" style:font-size-asian="12pt" style:font-size-complex="12pt"/>
    </style:style>
    <style:style style:name="P829" style:parent-style-name="Standard" style:family="paragraph">
      <style:text-properties fo:font-size="12pt" style:font-size-asian="12pt" style:font-size-complex="12pt"/>
    </style:style>
    <style:style style:name="P830" style:parent-style-name="Standard" style:family="paragraph">
      <style:text-properties fo:font-size="12pt" style:font-size-asian="12pt" style:font-size-complex="12pt"/>
    </style:style>
    <style:style style:name="P831" style:parent-style-name="Standard" style:family="paragraph">
      <style:text-properties fo:font-size="12pt" style:font-size-asian="12pt" style:font-size-complex="12pt"/>
    </style:style>
    <style:style style:name="T832" style:parent-style-name="Domyślnaczcionkaakapitu" style:family="text">
      <style:text-properties fo:font-size="12pt" style:font-size-asian="12pt" style:font-size-complex="12pt"/>
    </style:style>
    <style:style style:name="P833" style:parent-style-name="Standard" style:family="paragraph">
      <style:text-properties fo:font-size="12pt" style:font-size-asian="12pt" style:font-size-complex="12pt"/>
    </style:style>
    <style:style style:name="P834" style:parent-style-name="Standard" style:family="paragraph">
      <style:text-properties fo:font-size="12pt" style:font-size-asian="12pt" style:font-size-complex="12pt"/>
    </style:style>
    <style:style style:name="T835" style:parent-style-name="Domyślnaczcionkaakapitu" style:family="text">
      <style:text-properties fo:font-size="12pt" style:font-size-asian="12pt" style:font-size-complex="12pt"/>
    </style:style>
    <style:style style:name="P836" style:parent-style-name="Standard" style:family="paragraph">
      <style:text-properties fo:font-size="12pt" style:font-size-asian="12pt" style:font-size-complex="12pt"/>
    </style:style>
    <style:style style:name="P837" style:parent-style-name="Standard" style:family="paragraph">
      <style:text-properties fo:font-size="12pt" style:font-size-asian="12pt" style:font-size-complex="12pt"/>
    </style:style>
    <style:style style:name="P838" style:parent-style-name="Standard" style:family="paragraph">
      <style:text-properties fo:font-size="12pt" style:font-size-asian="12pt" style:font-size-complex="12pt"/>
    </style:style>
    <style:style style:name="P839" style:parent-style-name="Standard" style:family="paragraph">
      <style:text-properties fo:font-size="12pt" style:font-size-asian="12pt" style:font-size-complex="12pt"/>
    </style:style>
    <style:style style:name="P840" style:parent-style-name="Standard" style:family="paragraph">
      <style:text-properties fo:font-size="12pt" style:font-size-asian="12pt" style:font-size-complex="12pt"/>
    </style:style>
    <style:style style:name="P841" style:parent-style-name="Standard" style:family="paragraph">
      <style:text-properties fo:font-size="12pt" style:font-size-asian="12pt" style:font-size-complex="12pt"/>
    </style:style>
    <style:style style:name="P842" style:parent-style-name="Standard" style:family="paragraph">
      <style:text-properties fo:font-size="12pt" style:font-size-asian="12pt" style:font-size-complex="12pt"/>
    </style:style>
    <style:style style:name="P843" style:parent-style-name="Standard" style:family="paragraph">
      <style:text-properties fo:font-size="12pt" style:font-size-asian="12pt" style:font-size-complex="12pt"/>
    </style:style>
    <style:style style:name="P844" style:parent-style-name="Standard" style:family="paragraph">
      <style:text-properties fo:font-size="12pt" style:font-size-asian="12pt" style:font-size-complex="12pt"/>
    </style:style>
    <style:style style:name="P845" style:parent-style-name="Standard" style:family="paragraph">
      <style:text-properties fo:font-weight="bold" style:font-weight-asian="bold" fo:font-size="12pt" style:font-size-asian="12pt" style:font-size-complex="12pt"/>
    </style:style>
    <style:style style:name="P846" style:parent-style-name="Standard" style:family="paragraph">
      <style:text-properties fo:font-size="12pt" style:font-size-asian="12pt" style:font-size-complex="12pt"/>
    </style:style>
    <style:style style:name="P847" style:parent-style-name="Standard" style:family="paragraph">
      <style:text-properties fo:font-size="12pt" style:font-size-asian="12pt" style:font-size-complex="12pt"/>
    </style:style>
    <style:style style:name="P848" style:parent-style-name="Standard" style:family="paragraph">
      <style:text-properties fo:font-size="12pt" style:font-size-asian="12pt" style:font-size-complex="12pt"/>
    </style:style>
    <style:style style:name="P849" style:parent-style-name="Standard" style:family="paragraph">
      <style:text-properties fo:font-size="12pt" style:font-size-asian="12pt" style:font-size-complex="12pt"/>
    </style:style>
    <style:style style:name="P850" style:parent-style-name="Standard" style:family="paragraph">
      <style:text-properties fo:font-size="12pt" style:font-size-asian="12pt" style:font-size-complex="12pt"/>
    </style:style>
    <style:style style:name="P851" style:parent-style-name="Standard" style:family="paragraph">
      <style:text-properties fo:font-size="12pt" style:font-size-asian="12pt" style:font-size-complex="12pt"/>
    </style:style>
    <style:style style:name="P852" style:parent-style-name="Standard" style:family="paragraph">
      <style:text-properties fo:font-size="12pt" style:font-size-asian="12pt" style:font-size-complex="12pt"/>
    </style:style>
    <style:style style:name="P853" style:parent-style-name="Standard" style:family="paragraph">
      <style:text-properties fo:font-size="12pt" style:font-size-asian="12pt" style:font-size-complex="12pt"/>
    </style:style>
    <style:style style:name="P854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55" style:parent-style-name="Standard" style:family="paragraph">
      <style:text-properties fo:font-size="12pt" style:font-size-asian="12pt" style:font-size-complex="12pt"/>
    </style:style>
    <style:style style:name="P856" style:parent-style-name="Standard" style:family="paragraph">
      <style:text-properties fo:font-size="12pt" style:font-size-asian="12pt" style:font-size-complex="12pt"/>
    </style:style>
    <style:style style:name="P857" style:parent-style-name="Standard" style:family="paragraph">
      <style:text-properties fo:font-size="12pt" style:font-size-asian="12pt" style:font-size-complex="12pt"/>
    </style:style>
    <style:style style:name="P858" style:parent-style-name="Standard" style:family="paragraph">
      <style:text-properties fo:font-weight="bold" style:font-weight-asian="bold" fo:font-size="12pt" style:font-size-asian="12pt" style:font-size-complex="12pt"/>
    </style:style>
    <style:style style:name="P859" style:parent-style-name="Standard" style:family="paragraph">
      <style:text-properties fo:font-size="12pt" style:font-size-asian="12pt" style:font-size-complex="12pt"/>
    </style:style>
    <style:style style:name="P860" style:parent-style-name="Standard" style:family="paragraph">
      <style:text-properties fo:font-size="12pt" style:font-size-asian="12pt" style:font-size-complex="12pt"/>
    </style:style>
    <style:style style:name="P861" style:parent-style-name="Standard" style:family="paragraph">
      <style:text-properties fo:font-size="12pt" style:font-size-asian="12pt" style:font-size-complex="12pt"/>
    </style:style>
    <style:style style:name="P862" style:parent-style-name="Standard" style:family="paragraph">
      <style:text-properties fo:font-size="12pt" style:font-size-asian="12pt" style:font-size-complex="12pt"/>
    </style:style>
    <style:style style:name="P863" style:parent-style-name="Standard" style:family="paragraph">
      <style:text-properties fo:font-size="12pt" style:font-size-asian="12pt" style:font-size-complex="12pt"/>
    </style:style>
    <style:style style:name="T864" style:parent-style-name="Domyślnaczcionkaakapitu" style:family="text">
      <style:text-properties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65" style:parent-style-name="Domyślnaczcionkaakapitu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6" style:parent-style-name="Standard" style:family="paragraph">
      <style:text-properties fo:font-weight="bold" style:font-weight-asian="bold"/>
    </style:style>
    <style:style style:name="P867" style:parent-style-name="Standard" style:family="paragraph">
      <style:text-properties fo:font-weight="bold" style:font-weight-asian="bold"/>
    </style:style>
    <style:style style:name="P868" style:parent-style-name="Standard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69" style:parent-style-name="Standard" style:family="paragraph">
      <style:text-properties fo:font-weight="bold" style:font-weight-asian="bold"/>
    </style:style>
    <style:style style:name="P870" style:parent-style-name="Standard" style:family="paragraph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P871" style:parent-style-name="Standard" style:family="paragraph">
      <style:text-properties fo:font-weight="bold" style:font-weight-asian="bold"/>
    </style:style>
    <style:style style:name="P872" style:parent-style-name="Standard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873" style:parent-style-name="Standard" style:family="paragraph">
      <style:text-properties fo:font-weight="bold" style:font-weight-asian="bold"/>
    </style:style>
    <style:style style:name="P874" style:parent-style-name="Standard" style:family="paragraph">
      <style:text-properties fo:font-weight="bold" style:font-weight-asian="bold"/>
    </style:style>
    <style:style style:name="T875" style:parent-style-name="Domyślnaczcionkaakapitu" style:family="text">
      <style:text-properties fo:font-weight="bold" style:font-weight-asian="bold" fo:background-color="#FFFF00"/>
    </style:style>
    <style:style style:name="T876" style:parent-style-name="Domyślnaczcionkaakapitu" style:family="text">
      <style:text-properties fo:font-weight="bold" style:font-weight-asian="bold" fo:background-color="#FFFF00"/>
    </style:style>
    <style:style style:name="T877" style:parent-style-name="Domyślnaczcionkaakapitu" style:family="text">
      <style:text-properties fo:font-weight="bold" style:font-weight-asian="bold" fo:background-color="#FFFF00"/>
    </style:style>
    <style:style style:name="T878" style:parent-style-name="Domyślnaczcionkaakapitu" style:family="text">
      <style:text-properties fo:font-weight="bold" style:font-weight-asian="bold" fo:background-color="#FFFF00"/>
    </style:style>
    <style:style style:name="T879" style:parent-style-name="Domyślnaczcionkaakapitu" style:family="text">
      <style:text-properties fo:font-weight="bold" style:font-weight-asian="bold" fo:background-color="#FFFF00"/>
    </style:style>
    <style:style style:name="P880" style:parent-style-name="Standard" style:family="paragraph">
      <style:text-properties fo:font-weight="bold" style:font-weight-asian="bold"/>
    </style:style>
    <style:style style:name="P881" style:parent-style-name="Standard" style:family="paragraph">
      <style:text-properties fo:font-weight="bold" style:font-weight-asian="bold"/>
    </style:style>
    <style:style style:name="P882" style:parent-style-name="Standard" style:family="paragraph">
      <style:text-properties fo:font-weight="bold" style:font-weight-asian="bold" fo:color="#FF00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NIEMIECKI</text:span></text:p>
      <text:p text:style-name="P3"><text:span text:style-name="T4">Ich bin</text:span><text:span text:style-name="T5"><text:s/></text:span><text:span text:style-name="T6">– I am</text:span></text:p>
      <text:p text:style-name="P7"><text:span text:style-name="T8">Du bist</text:span><text:span text:style-name="T9"><text:s/></text:span><text:span text:style-name="T10">– You are</text:span></text:p>
      <text:p text:style-name="P11"><text:span text:style-name="T12">Er, Sie, Es ist</text:span><text:span text:style-name="T13"><text:s text:c="2"/></text:span><text:span text:style-name="T14">- he/she/it is</text:span></text:p>
      <text:p text:style-name="P15"><text:span text:style-name="T16">Ihr seid<text:s/></text:span><text:span text:style-name="T17">–</text:span><text:span text:style-name="T18"><text:s/>you are</text:span></text:p>
      <text:p text:style-name="P19"><text:span text:style-name="T20">Wir sind</text:span><text:span text:style-name="T21"><text:s/>–<text:s/></text:span><text:span text:style-name="T22">we are</text:span></text:p>
      <text:p text:style-name="P23"><text:span text:style-name="T24">Sie sind</text:span><text:span text:style-name="T25"><text:s/></text:span><text:span text:style-name="T26">– they are</text:span></text:p>
      <text:p text:style-name="Standard"><text:span text:style-name="T27">Mein –<text:s/></text:span><text:span text:style-name="T28">my</text:span></text:p>
      <text:p text:style-name="Standard"><text:span text:style-name="T29">Dein/Deine –<text:s/></text:span><text:span text:style-name="T30">your</text:span></text:p>
      <text:section text:name="Sect1" text:style-name="S1">
        <text:soft-page-break/>
        <text:p text:style-name="Standard"><text:span text:style-name="T31">Ihr/Ihre –</text:span><text:span text:style-name="T32"><text:s/>her</text:span></text:p>
        <text:p text:style-name="Standard"><text:span text:style-name="T33">Sein/Seine –<text:s/></text:span><text:span text:style-name="T34">his<text:s/></text:span></text:p>
        <text:soft-page-break/>
        <text:p text:style-name="Standard"><text:span text:style-name="T35">Euer –<text:s/></text:span><text:span text:style-name="T36">your</text:span></text:p>
        <text:p text:style-name="Standard"><text:span text:style-name="T37">Unser/Unsere –<text:s/></text:span><text:span text:style-name="T38">our<text:s/></text:span></text:p>
      </text:section>
      <text:section text:name="Sect2" text:style-name="S2">
        <text:p text:style-name="Standard"/>
        <text:p text:style-name="P39">OSOBY</text:p>
        <text:p text:style-name="P40">Menschen – humans, people</text:p>
        <text:p text:style-name="Standard"><text:span text:style-name="T41">Die Frau/ Die frauen</text:span></text:p>
        <text:p text:style-name="Standard"><text:span text:style-name="T42">Der Mann/ Die Manner</text:span></text:p>
        <text:p text:style-name="Standard"><text:span text:style-name="T43">Der Junge/ Die Jungen</text:span></text:p>
        <text:p text:style-name="Standard"><text:span text:style-name="T44">Das Madchen/ Die Madchen</text:span></text:p>
        <text:p text:style-name="P45"><text:span text:style-name="T46">SŁÓWKA PODSTAWOWE</text:span></text:p>
        <text:p text:style-name="Standard"><text:span text:style-name="T47">nein – no</text:span></text:p>
        <text:p text:style-name="P48">ja – yes</text:p>
        <text:p text:style-name="Standard"><text:span text:style-name="T49">gut - good</text:span></text:p>
        <text:p text:style-name="Standard"><text:span text:style-name="T50">Hello – Hallo</text:span></text:p>
        <text:p text:style-name="Standard"><text:span text:style-name="T51">Guten Morgen – Good morning</text:span></text:p>
        <text:p text:style-name="Standard"><text:span text:style-name="T52">Guten Tag – Good</text:span></text:p>
        <text:p text:style-name="Standard"><text:span text:style-name="T53">Guten Abend – good evening</text:span></text:p>
        <text:p text:style-name="Standard"><text:span text:style-name="T54">Guten Nacht – Good night</text:span></text:p>
        <text:p text:style-name="Standard"><text:span text:style-name="T55">Danke – thanks</text:span></text:p>
        <text:soft-page-break/>
        <text:p text:style-name="Standard"><text:span text:style-name="T56">Tschus – bye</text:span></text:p>
        <text:p text:style-name="Standard"><text:span text:style-name="T57">auf Wiedersehen – goodbye</text:span></text:p>
        <text:p text:style-name="Standard"><text:span text:style-name="T58">leider – unfortunately</text:span></text:p>
        <text:p text:style-name="Standard"><text:span text:style-name="T59">Entschuldigung – sorry</text:span></text:p>
        <text:p text:style-name="Standard"><text:span text:style-name="T60">genau – exactly</text:span></text:p>
        <text:p text:style-name="P61"><text:span text:style-name="T62">in Ordnung – alright</text:span></text:p>
        <text:p text:style-name="P63"><text:span text:style-name="T64">bitte - please</text:span></text:p>
        <text:p text:style-name="P65"><text:span text:style-name="T66">wie bitte? – please?</text:span></text:p>
        <text:p text:style-name="P67">schwach – weak</text:p>
        <text:p text:style-name="P68"><text:span text:style-name="T69">alleine – by itself</text:span></text:p>
        <text:p text:style-name="P70"><text:span text:style-name="T71">haben – have</text:span></text:p>
        <text:p text:style-name="P72"><text:span text:style-name="T73">hat – has</text:span></text:p>
        <text:p text:style-name="P74"><text:span text:style-name="T75">den – that</text:span></text:p>
        <text:p text:style-name="P76"><text:span text:style-name="T77">Mause – mice</text:span></text:p>
        <text:p text:style-name="P78"><text:span text:style-name="T79">einfach – simple</text:span></text:p>
        <text:p text:style-name="P80">fertig – finished</text:p>
        <text:p text:style-name="P81">schmeckt gut – tastes good</text:p>
        <text:p text:style-name="P82">lecker – tasty, delicious</text:p>
        <text:p text:style-name="P83">Durst – thirsty</text:p>
        <text:p text:style-name="P84">suB – sweet</text:p>
        <text:p text:style-name="P85">frisch – fresh<text:s/></text:p>
        <text:p text:style-name="P86"><text:span text:style-name="T87">ZWROTY</text:span></text:p>
        <text:p text:style-name="Standard"><text:span text:style-name="T88">Gern geschenhen – you are welcome</text:span></text:p>
        <text:p text:style-name="Standard"><text:span text:style-name="T89">Bis bald – see you soon</text:span></text:p>
        <text:p text:style-name="Standard"><text:span text:style-name="T90">Bis spater – see you later</text:span></text:p>
        <text:p text:style-name="Standard"><text:span text:style-name="T91">Bis morgen – see you tomorrow</text:span></text:p>
        <text:p text:style-name="Standard"><text:span text:style-name="T92">mir geht’s gut – I am doing well</text:span></text:p>
        <text:p text:style-name="Standard"><text:span text:style-name="T93">es tut mir leid – I am sorry</text:span></text:p>
        <text:p text:style-name="Standard"><text:span text:style-name="T94">entschuldigung – sorry</text:span></text:p>
        <text:p text:style-name="Standard"><text:span text:style-name="T95">keine Ahnung – no idea</text:span></text:p>
        <text:p text:style-name="Standard"><text:span text:style-name="T96">alles klar! – all right</text:span></text:p>
        <text:soft-page-break/>
        <text:p text:style-name="Standard"><text:span text:style-name="T97">schon gut – all right</text:span></text:p>
        <text:p text:style-name="Standard"><text:span text:style-name="T98">wie geht’s? – how’s it going?</text:span></text:p>
        <text:p text:style-name="P99">Mir geht’s gut – I am doing well</text:p>
        <text:p text:style-name="P100">Das ist gut – this is good</text:p>
        <text:p text:style-name="P101">Kommst du aus Deutschland? - are you from germany?</text:p>
        <text:p text:style-name="P102">Sprichst du Deutsch? – Do you speak German?</text:p>
        <text:p text:style-name="P103">Du bisty tall – You are amazing<text:s/></text:p>
        <text:p text:style-name="P104">Noch einen bitte – one more please</text:p>
        <text:p text:style-name="P105">JEDZENIE ZWROTY</text:p>
        <text:p text:style-name="P106">Nur Wasser, bitte – Just water please</text:p>
        <text:p text:style-name="P107"><text:span text:style-name="T108">Du<text:s/></text:span><text:span text:style-name="T109">hast</text:span><text:span text:style-name="T110"><text:s/>Hunger – you are hungry</text:span></text:p>
        <text:p text:style-name="P111"><text:span text:style-name="T112">Er<text:s/></text:span><text:span text:style-name="T113">hat</text:span><text:span text:style-name="T114"><text:s/>Durst – He is thirsty</text:span></text:p>
        <text:p text:style-name="P115">Das schmeckt gut – that tastes good</text:p>
        <text:p text:style-name="P116">Das Essen ist lecker – the food is delicious</text:p>
        <text:p text:style-name="P117">Das ist ein Fisch – that is a fish</text:p>
        <text:p text:style-name="P118">Ihr habt Essen – you have food</text:p>
        <text:p text:style-name="P119">Das Bier schmeckt gut – the beer tastes good</text:p>
        <text:p text:style-name="P120">Schokolade schmeckt suB – chocolate tastes sweet</text:p>
        <text:p text:style-name="P121">Ein Bier bitte – one beer please</text:p>
        <text:p text:style-name="P122">Bitte einen Apfel – one apple please</text:p>
        <text:p text:style-name="P123">Es ist ein Apfel/das ist ein Apfel – it is an Apple</text:p>
        <text:p text:style-name="P124">ZWROTY DOOKRESLAJĄCE<text:s/></text:p>
        <text:p text:style-name="P125">Ich spreche nur Englisch – I only speak English</text:p>
        <text:p text:style-name="P126">Wir leben noch immer – We are still alive</text:p>
        <text:p text:style-name="P127">Wir lesen gern die Zeitung – we like reading the newspaper</text:p>
        <text:p text:style-name="P128">Sind się auch Kinder – are they also children</text:p>
        <text:p text:style-name="P129">Die heiBe Suppe ist lecker – The hot soup is tasty<text:s/></text:p>
        <text:p text:style-name="P130">Ich esse gerne – I like to eat<text:s/></text:p>
        <text:p text:style-name="P131">Noch einen bitte – one more please</text:p>
        <text:p text:style-name="P132">Się isst nicht genug – she does not eat enough</text:p>
        <text:p text:style-name="P133">Nur Wasser, bitte – Just water please<text:s/></text:p>
        <text:soft-page-break/>
        <text:p text:style-name="P134">Się trinkt immer Bier – She drinks always beer</text:p>
        <text:p text:style-name="P135">Es ist schon fertig – It is already finished<text:s/></text:p>
        <text:p text:style-name="P136">Ich esse zu viel – I eat too much<text:s/></text:p>
        <text:p text:style-name="P137">Ich mag nur Katzen – I like only cats</text:p>
        <text:p text:style-name="P138">Ich lese alleine – I am reading alone</text:p>
        <text:p text:style-name="P139">Się sind zusammen – they are together</text:p>
        <text:p text:style-name="P140">Ich komme wieder – I am coming back</text:p>
        <text:p text:style-name="P141">So viele Fische – so many fish</text:p>
        <text:p text:style-name="P142">Ich habe immer Hunger – i am always hungry</text:p>
        <text:p text:style-name="P143">Es schmeckt wirklich suB – It tastes really sweet</text:p>
        <text:p text:style-name="P144">Haben wir genug Milch? – Do we have enough milk?</text:p>
        <text:p text:style-name="P145">Sind wir zu laut? – are we too loud?</text:p>
        <text:p text:style-name="P146">Gehst du auch? – Do you do as well?</text:p>
        <text:p text:style-name="P147">Bin ich dran? – Is it my turn?</text:p>
        <text:p text:style-name="P148">Du bist nicht dran – It is not your turn</text:p>
        <text:p text:style-name="P149">Er ist dran – It is his turn</text:p>
        <text:p text:style-name="P150">Się sind dran – It is their turn<text:s/></text:p>
        <text:p text:style-name="P151">Alles ist schon fertig – everything is already finished</text:p>
        <text:p text:style-name="P152">Ich auch – me too</text:p>
        <text:p text:style-name="P153">ZWROTY MIEJSCA</text:p>
        <text:p text:style-name="P154">Eine Schule ist ein Gebaude – A school is a building</text:p>
        <text:p text:style-name="P155">Unsere Haus ist groB – our house is big<text:s/></text:p>
        <text:p text:style-name="P156">Haben wir einen Markt? – Do we have a market?</text:p>
        <text:p text:style-name="P157">Das ist eine Ecke – that is a corner</text:p>
        <text:p text:style-name="P158">Das ist meine Strabe – this is my street</text:p>
        <text:p text:style-name="P159">Ich mag dieses Land – I like this country</text:p>
        <text:p text:style-name="P160">Się bauen eine Schule – They are building a school</text:p>
        <text:p text:style-name="P161">Das ist unsere Stadt – That is our city</text:p>
        <text:p text:style-name="P162"><text:span text:style-name="T163">CZASOWNIKI</text:span></text:p>
        <table:table table:style-name="Table164">
          <table:table-columns>
            <table:table-column table:style-name="TableColumn165"/>
            <table:table-column table:style-name="TableColumn166"/>
            <table:table-column table:style-name="TableColumn167"/>
            <table:table-column table:style-name="TableColumn168"/>
            <table:table-column table:style-name="TableColumn169"/>
            <table:table-column table:style-name="TableColumn170"/>
            <table:table-column table:style-name="TableColumn171"/>
            <table:table-column table:style-name="TableColumn172"/>
            <table:table-column table:style-name="TableColumn173"/>
          </table:table-columns>
          <table:table-row table:style-name="TableRow174">
            <table:table-cell table:style-name="TableCell175">
              <text:p text:style-name="P176"/>
            </table:table-cell>
            <table:table-cell table:style-name="TableCell177">
              <text:p text:style-name="P178">być</text:p>
            </table:table-cell>
            <table:table-cell table:style-name="TableCell179">
              <text:p text:style-name="P180">mieć</text:p>
            </table:table-cell>
            <table:table-cell table:style-name="TableCell181">
              <text:p text:style-name="P182">jeść</text:p>
            </table:table-cell>
            <table:table-cell table:style-name="TableCell183">
              <text:p text:style-name="P184">pić</text:p>
            </table:table-cell>
            <table:table-cell table:style-name="TableCell185">
              <text:p text:style-name="P186">czytać</text:p>
            </table:table-cell>
            <table:table-cell table:style-name="TableCell187">
              <text:p text:style-name="P188">pochodzić</text:p>
            </table:table-cell>
            <table:table-cell table:style-name="TableCell189">
              <text:p text:style-name="P190">mówić</text:p>
            </table:table-cell>
            <table:table-cell table:style-name="TableCell191">
              <text:p text:style-name="P192">rozumieć</text:p>
            </table:table-cell>
          </table:table-row>
          <text:soft-page-break/>
          <table:table-row table:style-name="TableRow193">
            <table:table-cell table:style-name="TableCell194">
              <text:p text:style-name="P195">Ich</text:p>
            </table:table-cell>
            <table:table-cell table:style-name="TableCell196">
              <text:p text:style-name="TableContents">bin</text:p>
            </table:table-cell>
            <table:table-cell table:style-name="TableCell197">
              <text:p text:style-name="TableContents">habe</text:p>
            </table:table-cell>
            <table:table-cell table:style-name="TableCell198">
              <text:p text:style-name="TableContents">esse</text:p>
            </table:table-cell>
            <table:table-cell table:style-name="TableCell199">
              <text:p text:style-name="TableContents">trinke</text:p>
            </table:table-cell>
            <table:table-cell table:style-name="TableCell200">
              <text:p text:style-name="TableContents">lese</text:p>
            </table:table-cell>
            <table:table-cell table:style-name="TableCell201">
              <text:p text:style-name="TableContents">Komme</text:p>
            </table:table-cell>
            <table:table-cell table:style-name="TableCell202">
              <text:p text:style-name="TableContents">Spreche<text:s/></text:p>
            </table:table-cell>
            <table:table-cell table:style-name="TableCell203">
              <text:p text:style-name="TableContents">verstehe</text:p>
            </table:table-cell>
          </table:table-row>
          <table:table-row table:style-name="TableRow204">
            <table:table-cell table:style-name="TableCell205">
              <text:p text:style-name="P206">Du</text:p>
            </table:table-cell>
            <table:table-cell table:style-name="TableCell207">
              <text:p text:style-name="TableContents">bist</text:p>
            </table:table-cell>
            <table:table-cell table:style-name="TableCell208">
              <text:p text:style-name="TableContents">hast</text:p>
            </table:table-cell>
            <table:table-cell table:style-name="TableCell209">
              <text:p text:style-name="TableContents">isst</text:p>
            </table:table-cell>
            <table:table-cell table:style-name="TableCell210">
              <text:p text:style-name="TableContents">trinkst</text:p>
            </table:table-cell>
            <table:table-cell table:style-name="TableCell211">
              <text:p text:style-name="TableContents">liest</text:p>
            </table:table-cell>
            <table:table-cell table:style-name="TableCell212">
              <text:p text:style-name="TableContents">Kommst</text:p>
            </table:table-cell>
            <table:table-cell table:style-name="TableCell213">
              <text:p text:style-name="TableContents">Sprechst</text:p>
            </table:table-cell>
            <table:table-cell table:style-name="TableCell214">
              <text:p text:style-name="TableContents">verstehst</text:p>
            </table:table-cell>
          </table:table-row>
          <table:table-row table:style-name="TableRow215">
            <table:table-cell table:style-name="TableCell216">
              <text:p text:style-name="P217">Er/Sie/Es</text:p>
            </table:table-cell>
            <table:table-cell table:style-name="TableCell218">
              <text:p text:style-name="TableContents">ist</text:p>
            </table:table-cell>
            <table:table-cell table:style-name="TableCell219">
              <text:p text:style-name="TableContents">hat</text:p>
            </table:table-cell>
            <table:table-cell table:style-name="TableCell220">
              <text:p text:style-name="TableContents">isst</text:p>
            </table:table-cell>
            <table:table-cell table:style-name="TableCell221">
              <text:p text:style-name="TableContents">trinkt</text:p>
            </table:table-cell>
            <table:table-cell table:style-name="TableCell222">
              <text:p text:style-name="TableContents">liest</text:p>
            </table:table-cell>
            <table:table-cell table:style-name="TableCell223">
              <text:p text:style-name="TableContents">Kommt</text:p>
            </table:table-cell>
            <table:table-cell table:style-name="TableCell224">
              <text:p text:style-name="TableContents">Spricht</text:p>
            </table:table-cell>
            <table:table-cell table:style-name="TableCell225">
              <text:p text:style-name="TableContents">versteht</text:p>
            </table:table-cell>
          </table:table-row>
          <table:table-row table:style-name="TableRow226">
            <table:table-cell table:style-name="TableCell227">
              <text:p text:style-name="P228">Ihr</text:p>
            </table:table-cell>
            <table:table-cell table:style-name="TableCell229">
              <text:p text:style-name="TableContents">seid</text:p>
            </table:table-cell>
            <table:table-cell table:style-name="TableCell230">
              <text:p text:style-name="TableContents">habt</text:p>
            </table:table-cell>
            <table:table-cell table:style-name="TableCell231">
              <text:p text:style-name="TableContents">esst</text:p>
            </table:table-cell>
            <table:table-cell table:style-name="TableCell232">
              <text:p text:style-name="TableContents">trinkt</text:p>
            </table:table-cell>
            <table:table-cell table:style-name="TableCell233">
              <text:p text:style-name="TableContents">liest</text:p>
            </table:table-cell>
            <table:table-cell table:style-name="TableCell234">
              <text:p text:style-name="TableContents">Kommt</text:p>
            </table:table-cell>
            <table:table-cell table:style-name="TableCell235">
              <text:p text:style-name="TableContents">Spricht</text:p>
            </table:table-cell>
            <table:table-cell table:style-name="TableCell236">
              <text:p text:style-name="TableContents">versteht</text:p>
            </table:table-cell>
          </table:table-row>
          <table:table-row table:style-name="TableRow237">
            <table:table-cell table:style-name="TableCell238">
              <text:p text:style-name="P239">Wir</text:p>
            </table:table-cell>
            <table:table-cell table:style-name="TableCell240">
              <text:p text:style-name="TableContents">sind</text:p>
            </table:table-cell>
            <table:table-cell table:style-name="TableCell241">
              <text:p text:style-name="TableContents">haben</text:p>
            </table:table-cell>
            <table:table-cell table:style-name="TableCell242">
              <text:p text:style-name="TableContents">essen</text:p>
            </table:table-cell>
            <table:table-cell table:style-name="TableCell243">
              <text:p text:style-name="TableContents">trinken</text:p>
            </table:table-cell>
            <table:table-cell table:style-name="TableCell244">
              <text:p text:style-name="TableContents">lesen</text:p>
            </table:table-cell>
            <table:table-cell table:style-name="TableCell245">
              <text:p text:style-name="TableContents">Kommen</text:p>
            </table:table-cell>
            <table:table-cell table:style-name="TableCell246">
              <text:p text:style-name="TableContents">Sprechen</text:p>
            </table:table-cell>
            <table:table-cell table:style-name="TableCell247">
              <text:p text:style-name="TableContents">verstehen</text:p>
            </table:table-cell>
          </table:table-row>
          <table:table-row table:style-name="TableRow248">
            <table:table-cell table:style-name="TableCell249">
              <text:p text:style-name="P250">Sie</text:p>
            </table:table-cell>
            <table:table-cell table:style-name="TableCell251">
              <text:p text:style-name="TableContents">sind</text:p>
            </table:table-cell>
            <table:table-cell table:style-name="TableCell252">
              <text:p text:style-name="TableContents">haben</text:p>
            </table:table-cell>
            <table:table-cell table:style-name="TableCell253">
              <text:p text:style-name="TableContents">essen</text:p>
            </table:table-cell>
            <table:table-cell table:style-name="TableCell254">
              <text:p text:style-name="TableContents">trinken</text:p>
            </table:table-cell>
            <table:table-cell table:style-name="TableCell255">
              <text:p text:style-name="TableContents">lesen</text:p>
            </table:table-cell>
            <table:table-cell table:style-name="TableCell256">
              <text:p text:style-name="TableContents">kommen</text:p>
            </table:table-cell>
            <table:table-cell table:style-name="TableCell257">
              <text:p text:style-name="TableContents">sprechen</text:p>
            </table:table-cell>
            <table:table-cell table:style-name="TableCell258">
              <text:p text:style-name="TableContents">verstehen</text:p>
            </table:table-cell>
          </table:table-row>
        </table:table>
        <text:p text:style-name="P259"/>
        <table:table table:style-name="Table260">
          <table:table-columns>
            <table:table-column table:style-name="TableColumn261"/>
            <table:table-column table:style-name="TableColumn262"/>
            <table:table-column table:style-name="TableColumn263"/>
            <table:table-column table:style-name="TableColumn264"/>
            <table:table-column table:style-name="TableColumn265"/>
            <table:table-column table:style-name="TableColumn266"/>
            <table:table-column table:style-name="TableColumn267"/>
            <table:table-column table:style-name="TableColumn268"/>
            <table:table-column table:style-name="TableColumn269"/>
            <table:table-column table:style-name="TableColumn270"/>
            <table:table-column table:style-name="TableColumn271"/>
          </table:table-columns>
          <table:table-row table:style-name="TableRow272">
            <table:table-cell table:style-name="TableCell273">
              <text:p text:style-name="P274"/>
            </table:table-cell>
            <table:table-cell table:style-name="TableCell275">
              <text:p text:style-name="P276">Lubić</text:p>
            </table:table-cell>
            <table:table-cell table:style-name="TableCell277">
              <text:p text:style-name="P278">chcieć</text:p>
            </table:table-cell>
            <table:table-cell table:style-name="TableCell279">
              <text:p text:style-name="P280">myśleć</text:p>
            </table:table-cell>
            <table:table-cell table:style-name="TableCell281">
              <text:p text:style-name="P282">budować</text:p>
            </table:table-cell>
            <table:table-cell table:style-name="TableCell283">
              <text:p text:style-name="P284">Biegać/chodzić</text:p>
            </table:table-cell>
            <table:table-cell table:style-name="TableCell285" table:number-columns-spanned="2">
              <text:p text:style-name="P286">Myć</text:p>
            </table:table-cell>
            <table:covered-table-cell/>
            <table:table-cell table:style-name="TableCell287" table:number-columns-spanned="2">
              <text:p text:style-name="P288">Jeździć</text:p>
            </table:table-cell>
            <table:covered-table-cell/>
            <table:table-cell table:style-name="TableCell289">
              <text:p text:style-name="P290">potrzebować</text:p>
            </table:table-cell>
          </table:table-row>
          <table:table-row table:style-name="TableRow291">
            <table:table-cell table:style-name="TableCell292">
              <text:p text:style-name="P293">Ich</text:p>
            </table:table-cell>
            <table:table-cell table:style-name="TableCell294">
              <text:p text:style-name="P295">mag</text:p>
            </table:table-cell>
            <table:table-cell table:style-name="TableCell296">
              <text:p text:style-name="P297">Will</text:p>
            </table:table-cell>
            <table:table-cell table:style-name="TableCell298">
              <text:p text:style-name="P299">Denke</text:p>
            </table:table-cell>
            <table:table-cell table:style-name="TableCell300">
              <text:p text:style-name="P301">Baue</text:p>
            </table:table-cell>
            <table:table-cell table:style-name="TableCell302">
              <text:p text:style-name="P303">Laufe/gehe</text:p>
            </table:table-cell>
            <table:table-cell table:style-name="TableCell304" table:number-columns-spanned="2">
              <text:p text:style-name="P305">wasche</text:p>
            </table:table-cell>
            <table:covered-table-cell/>
            <table:table-cell table:style-name="TableCell306" table:number-columns-spanned="2">
              <text:p text:style-name="P307">Fahre</text:p>
            </table:table-cell>
            <table:covered-table-cell/>
            <table:table-cell table:style-name="TableCell308">
              <text:p text:style-name="P309">Brauche</text:p>
            </table:table-cell>
          </table:table-row>
          <table:table-row table:style-name="TableRow310">
            <table:table-cell table:style-name="TableCell311">
              <text:p text:style-name="P312">Du</text:p>
            </table:table-cell>
            <table:table-cell table:style-name="TableCell313">
              <text:p text:style-name="P314">Magst</text:p>
            </table:table-cell>
            <table:table-cell table:style-name="TableCell315">
              <text:p text:style-name="P316">Willst</text:p>
            </table:table-cell>
            <table:table-cell table:style-name="TableCell317">
              <text:p text:style-name="P318">Denkst</text:p>
            </table:table-cell>
            <table:table-cell table:style-name="TableCell319">
              <text:p text:style-name="P320">Baust</text:p>
            </table:table-cell>
            <table:table-cell table:style-name="TableCell321">
              <text:p text:style-name="P322">Laufst/gehst</text:p>
            </table:table-cell>
            <table:table-cell table:style-name="TableCell323" table:number-columns-spanned="2">
              <text:p text:style-name="P324">Waschst</text:p>
            </table:table-cell>
            <table:covered-table-cell/>
            <table:table-cell table:style-name="TableCell325" table:number-columns-spanned="2">
              <text:p text:style-name="P326">Fahrst</text:p>
            </table:table-cell>
            <table:covered-table-cell/>
            <table:table-cell table:style-name="TableCell327">
              <text:p text:style-name="P328">Brauchst</text:p>
            </table:table-cell>
          </table:table-row>
          <table:table-row table:style-name="TableRow329">
            <table:table-cell table:style-name="TableCell330">
              <text:p text:style-name="P331">Er/Sie/Es</text:p>
            </table:table-cell>
            <table:table-cell table:style-name="TableCell332">
              <text:p text:style-name="P333">Mag</text:p>
            </table:table-cell>
            <table:table-cell table:style-name="TableCell334">
              <text:p text:style-name="P335">Will</text:p>
            </table:table-cell>
            <table:table-cell table:style-name="TableCell336">
              <text:p text:style-name="P337">Denkt</text:p>
            </table:table-cell>
            <table:table-cell table:style-name="TableCell338">
              <text:p text:style-name="P339">Baut</text:p>
            </table:table-cell>
            <table:table-cell table:style-name="TableCell340">
              <text:p text:style-name="P341">Lauft/geht</text:p>
            </table:table-cell>
            <table:table-cell table:style-name="TableCell342" table:number-columns-spanned="2">
              <text:p text:style-name="P343">Wascht</text:p>
            </table:table-cell>
            <table:covered-table-cell/>
            <table:table-cell table:style-name="TableCell344" table:number-columns-spanned="2">
              <text:p text:style-name="P345">Fahrt</text:p>
            </table:table-cell>
            <table:covered-table-cell/>
            <table:table-cell table:style-name="TableCell346">
              <text:p text:style-name="P347">Braucht</text:p>
            </table:table-cell>
          </table:table-row>
          <table:table-row table:style-name="TableRow348">
            <table:table-cell table:style-name="TableCell349">
              <text:p text:style-name="P350">Ihr</text:p>
            </table:table-cell>
            <table:table-cell table:style-name="TableCell351">
              <text:p text:style-name="P352">Mogt</text:p>
            </table:table-cell>
            <table:table-cell table:style-name="TableCell353">
              <text:p text:style-name="P354"/>
            </table:table-cell>
            <table:table-cell table:style-name="TableCell355">
              <text:p text:style-name="P356">Denkt</text:p>
            </table:table-cell>
            <table:table-cell table:style-name="TableCell357">
              <text:p text:style-name="P358">baut</text:p>
            </table:table-cell>
            <table:table-cell table:style-name="TableCell359">
              <text:p text:style-name="P360">Lauft/geht</text:p>
            </table:table-cell>
            <table:table-cell table:style-name="TableCell361" table:number-columns-spanned="2">
              <text:p text:style-name="P362">wascht</text:p>
            </table:table-cell>
            <table:covered-table-cell/>
            <table:table-cell table:style-name="TableCell363" table:number-columns-spanned="2">
              <text:p text:style-name="P364">Fahrt</text:p>
            </table:table-cell>
            <table:covered-table-cell/>
            <table:table-cell table:style-name="TableCell365">
              <text:p text:style-name="P366">Braucht</text:p>
            </table:table-cell>
          </table:table-row>
          <table:table-row table:style-name="TableRow367">
            <table:table-cell table:style-name="TableCell368">
              <text:p text:style-name="P369">Wir</text:p>
            </table:table-cell>
            <table:table-cell table:style-name="TableCell370">
              <text:p text:style-name="P371">Mogen</text:p>
            </table:table-cell>
            <table:table-cell table:style-name="TableCell372">
              <text:p text:style-name="P373">Wollen</text:p>
            </table:table-cell>
            <table:table-cell table:style-name="TableCell374">
              <text:p text:style-name="P375">Denken</text:p>
            </table:table-cell>
            <table:table-cell table:style-name="TableCell376">
              <text:p text:style-name="P377">Bauen</text:p>
            </table:table-cell>
            <table:table-cell table:style-name="TableCell378">
              <text:p text:style-name="P379">Laufen/gehen</text:p>
            </table:table-cell>
            <table:table-cell table:style-name="TableCell380" table:number-columns-spanned="2">
              <text:p text:style-name="P381">Waschen</text:p>
            </table:table-cell>
            <table:covered-table-cell/>
            <table:table-cell table:style-name="TableCell382" table:number-columns-spanned="2">
              <text:p text:style-name="P383">Fahren</text:p>
            </table:table-cell>
            <table:covered-table-cell/>
            <table:table-cell table:style-name="TableCell384">
              <text:p text:style-name="P385">Brauchen</text:p>
            </table:table-cell>
          </table:table-row>
          <table:table-row table:style-name="TableRow386">
            <table:table-cell table:style-name="TableCell387">
              <text:p text:style-name="P388">Sie</text:p>
            </table:table-cell>
            <table:table-cell table:style-name="TableCell389">
              <text:p text:style-name="P390">mogen</text:p>
            </table:table-cell>
            <table:table-cell table:style-name="TableCell391">
              <text:p text:style-name="P392">wollen</text:p>
            </table:table-cell>
            <table:table-cell table:style-name="TableCell393">
              <text:p text:style-name="P394">Denken<text:s/></text:p>
            </table:table-cell>
            <table:table-cell table:style-name="TableCell395">
              <text:p text:style-name="P396">Bauen</text:p>
            </table:table-cell>
            <table:table-cell table:style-name="TableCell397">
              <text:p text:style-name="P398">Laufen/gehen</text:p>
            </table:table-cell>
            <table:table-cell table:style-name="TableCell399" table:number-columns-spanned="2">
              <text:p text:style-name="P400">waschen</text:p>
            </table:table-cell>
            <table:covered-table-cell/>
            <table:table-cell table:style-name="TableCell401" table:number-columns-spanned="2">
              <text:p text:style-name="P402">fahren</text:p>
            </table:table-cell>
            <table:covered-table-cell/>
            <table:table-cell table:style-name="TableCell403">
              <text:p text:style-name="P404">brauchen</text:p>
            </table:table-cell>
          </table:table-row>
          <table:table-row table:style-name="TableRow405">
            <table:table-cell table:style-name="TableCell406">
              <text:p text:style-name="P407"/>
            </table:table-cell>
            <table:table-cell table:style-name="TableCell408">
              <text:p text:style-name="P409">znać</text:p>
            </table:table-cell>
            <table:table-cell table:style-name="TableCell410">
              <text:p text:style-name="P411"/>
            </table:table-cell>
            <table:table-cell table:style-name="TableCell412">
              <text:p text:style-name="P413">biegać</text:p>
            </table:table-cell>
            <table:table-cell table:style-name="TableCell414">
              <text:p text:style-name="P415">Nosić</text:p>
            </table:table-cell>
            <table:table-cell table:style-name="TableCell416" table:number-columns-spanned="2">
              <text:p text:style-name="P417">Uczyć się</text:p>
            </table:table-cell>
            <table:covered-table-cell/>
            <table:table-cell table:style-name="TableCell418" table:number-columns-spanned="2">
              <text:p text:style-name="P419">słyszeć</text:p>
            </table:table-cell>
            <table:covered-table-cell/>
            <table:table-cell table:style-name="TableCell420" table:number-columns-spanned="2">
              <text:p text:style-name="P421">widzieć</text:p>
            </table:table-cell>
            <table:covered-table-cell/>
          </table:table-row>
          <table:table-row table:style-name="TableRow422">
            <table:table-cell table:style-name="TableCell423">
              <text:p text:style-name="P424">Ich</text:p>
            </table:table-cell>
            <table:table-cell table:style-name="TableCell425">
              <text:p text:style-name="P426">Kenne</text:p>
            </table:table-cell>
            <table:table-cell table:style-name="TableCell427">
              <text:p text:style-name="P428">Bringe</text:p>
            </table:table-cell>
            <table:table-cell table:style-name="TableCell429">
              <text:p text:style-name="P430">Renne</text:p>
            </table:table-cell>
            <table:table-cell table:style-name="TableCell431">
              <text:p text:style-name="P432">Trage</text:p>
            </table:table-cell>
            <table:table-cell table:style-name="TableCell433" table:number-columns-spanned="2">
              <text:p text:style-name="P434">Lerne</text:p>
            </table:table-cell>
            <table:covered-table-cell/>
            <table:table-cell table:style-name="TableCell435" table:number-columns-spanned="2">
              <text:p text:style-name="P436"/>
            </table:table-cell>
            <table:covered-table-cell/>
            <table:table-cell table:style-name="TableCell437" table:number-columns-spanned="2">
              <text:p text:style-name="P438"/>
            </table:table-cell>
            <table:covered-table-cell/>
          </table:table-row>
          <table:table-row table:style-name="TableRow439">
            <table:table-cell table:style-name="TableCell440">
              <text:p text:style-name="P441">Du</text:p>
            </table:table-cell>
            <table:table-cell table:style-name="TableCell442">
              <text:p text:style-name="P443">Kennst</text:p>
            </table:table-cell>
            <table:table-cell table:style-name="TableCell444">
              <text:p text:style-name="P445">Bringst</text:p>
            </table:table-cell>
            <table:table-cell table:style-name="TableCell446">
              <text:p text:style-name="P447">Rennst</text:p>
            </table:table-cell>
            <table:table-cell table:style-name="TableCell448">
              <text:p text:style-name="P449">Tragst</text:p>
            </table:table-cell>
            <table:table-cell table:style-name="TableCell450" table:number-columns-spanned="2">
              <text:p text:style-name="P451">Lernst</text:p>
            </table:table-cell>
            <table:covered-table-cell/>
            <table:table-cell table:style-name="TableCell452" table:number-columns-spanned="2">
              <text:p text:style-name="P453">horst</text:p>
            </table:table-cell>
            <table:covered-table-cell/>
            <table:table-cell table:style-name="TableCell454" table:number-columns-spanned="2">
              <text:p text:style-name="P455"/>
            </table:table-cell>
            <table:covered-table-cell/>
          </table:table-row>
          <table:table-row table:style-name="TableRow456">
            <table:table-cell table:style-name="TableCell457">
              <text:p text:style-name="P458">Er/Sie/Es</text:p>
            </table:table-cell>
            <table:table-cell table:style-name="TableCell459">
              <text:p text:style-name="P460">Kennt</text:p>
            </table:table-cell>
            <table:table-cell table:style-name="TableCell461">
              <text:p text:style-name="P462">Bringt</text:p>
            </table:table-cell>
            <table:table-cell table:style-name="TableCell463">
              <text:p text:style-name="P464">Rennt</text:p>
            </table:table-cell>
            <table:table-cell table:style-name="TableCell465">
              <text:p text:style-name="P466">Tragt</text:p>
            </table:table-cell>
            <table:table-cell table:style-name="TableCell467" table:number-columns-spanned="2">
              <text:p text:style-name="P468">Lernt</text:p>
            </table:table-cell>
            <table:covered-table-cell/>
            <table:table-cell table:style-name="TableCell469" table:number-columns-spanned="2">
              <text:p text:style-name="P470">Hort</text:p>
            </table:table-cell>
            <table:covered-table-cell/>
            <table:table-cell table:style-name="TableCell471" table:number-columns-spanned="2">
              <text:p text:style-name="P472">sieht</text:p>
            </table:table-cell>
            <table:covered-table-cell/>
          </table:table-row>
          <table:table-row table:style-name="TableRow473">
            <table:table-cell table:style-name="TableCell474">
              <text:p text:style-name="P475">Ihr</text:p>
            </table:table-cell>
            <table:table-cell table:style-name="TableCell476">
              <text:p text:style-name="P477">kennt</text:p>
            </table:table-cell>
            <table:table-cell table:style-name="TableCell478">
              <text:p text:style-name="P479">Bringt</text:p>
            </table:table-cell>
            <table:table-cell table:style-name="TableCell480">
              <text:p text:style-name="P481">rennt</text:p>
            </table:table-cell>
            <table:table-cell table:style-name="TableCell482">
              <text:p text:style-name="P483">Tragt</text:p>
            </table:table-cell>
            <table:table-cell table:style-name="TableCell484" table:number-columns-spanned="2">
              <text:p text:style-name="P485">lernt</text:p>
            </table:table-cell>
            <table:covered-table-cell/>
            <table:table-cell table:style-name="TableCell486" table:number-columns-spanned="2">
              <text:p text:style-name="P487"/>
            </table:table-cell>
            <table:covered-table-cell/>
            <table:table-cell table:style-name="TableCell488" table:number-columns-spanned="2">
              <text:p text:style-name="P489"/>
            </table:table-cell>
            <table:covered-table-cell/>
          </table:table-row>
          <table:table-row table:style-name="TableRow490">
            <table:table-cell table:style-name="TableCell491">
              <text:p text:style-name="P492">Wir</text:p>
            </table:table-cell>
            <table:table-cell table:style-name="TableCell493">
              <text:p text:style-name="P494">Kennen</text:p>
            </table:table-cell>
            <table:table-cell table:style-name="TableCell495">
              <text:p text:style-name="P496">Bringen</text:p>
            </table:table-cell>
            <table:table-cell table:style-name="TableCell497">
              <text:p text:style-name="P498">Rennen</text:p>
            </table:table-cell>
            <table:table-cell table:style-name="TableCell499">
              <text:p text:style-name="P500">Tragen</text:p>
            </table:table-cell>
            <table:table-cell table:style-name="TableCell501" table:number-columns-spanned="2">
              <text:p text:style-name="P502">Lernen</text:p>
            </table:table-cell>
            <table:covered-table-cell/>
            <table:table-cell table:style-name="TableCell503" table:number-columns-spanned="2">
              <text:p text:style-name="P504"/>
            </table:table-cell>
            <table:covered-table-cell/>
            <table:table-cell table:style-name="TableCell505" table:number-columns-spanned="2">
              <text:p text:style-name="P506"/>
            </table:table-cell>
            <table:covered-table-cell/>
          </table:table-row>
          <table:table-row table:style-name="TableRow507">
            <table:table-cell table:style-name="TableCell508">
              <text:p text:style-name="P509">Sie</text:p>
            </table:table-cell>
            <table:table-cell table:style-name="TableCell510">
              <text:p text:style-name="P511">Kennen<text:s/></text:p>
            </table:table-cell>
            <table:table-cell table:style-name="TableCell512">
              <text:p text:style-name="P513">bringen</text:p>
            </table:table-cell>
            <table:table-cell table:style-name="TableCell514">
              <text:p text:style-name="P515">rennen</text:p>
            </table:table-cell>
            <table:table-cell table:style-name="TableCell516">
              <text:p text:style-name="P517">Tragen</text:p>
            </table:table-cell>
            <table:table-cell table:style-name="TableCell518" table:number-columns-spanned="2">
              <text:p text:style-name="P519">lernen</text:p>
            </table:table-cell>
            <table:covered-table-cell/>
            <table:table-cell table:style-name="TableCell520" table:number-columns-spanned="2">
              <text:p text:style-name="P521"/>
            </table:table-cell>
            <table:covered-table-cell/>
            <table:table-cell table:style-name="TableCell522" table:number-columns-spanned="2">
              <text:p text:style-name="P523"/>
            </table:table-cell>
            <table:covered-table-cell/>
          </table:table-row>
        </table:table>
        <text:p text:style-name="P524"/>
      </text:section>
      <text:section text:name="Sect3" text:style-name="S3">
        <text:soft-page-break/>
        <text:p text:style-name="Standard"><text:span text:style-name="T525">sehen<text:s/></text:span><text:span text:style-name="T526">– see</text:span></text:p>
        <text:p text:style-name="Standard"><text:span text:style-name="T527">hore</text:span><text:span text:style-name="T528"><text:s/>– hear</text:span></text:p>
        <text:p text:style-name="Standard"><text:span text:style-name="T529">Liebe</text:span><text:span text:style-name="T530"><text:s/>- live</text:span></text:p>
        <text:p text:style-name="Standard"><text:span text:style-name="T531">Kommt<text:s/></text:span><text:span text:style-name="T532">– come</text:span></text:p>
        <text:p text:style-name="Standard"><text:span text:style-name="T533">Trinke</text:span><text:span text:style-name="T534"><text:s/>– drink<text:s/></text:span></text:p>
        <text:soft-page-break/>
        <text:p text:style-name="Standard"><text:span text:style-name="T535">Esse</text:span><text:span text:style-name="T536"><text:s/>– eat<text:s/></text:span></text:p>
        <text:p text:style-name="Standard"><text:span text:style-name="T537">Verstehe<text:s/></text:span><text:span text:style-name="T538">– understand<text:s/></text:span></text:p>
        <text:p text:style-name="Standard"><text:span text:style-name="T539">Spreche</text:span><text:span text:style-name="T540"><text:s/>– speak<text:s/></text:span></text:p>
        <text:p text:style-name="Standard"><text:span text:style-name="T541">heiBe</text:span><text:span text:style-name="T542"><text:s/>– called<text:s/></text:span></text:p>
        <text:p text:style-name="Standard"><text:span text:style-name="T543">spiele<text:s/></text:span><text:span text:style-name="T544">– play</text:span></text:p>
        <text:soft-page-break/>
        <text:p text:style-name="Standard"><text:span text:style-name="T545">schwimme -</text:span><text:span text:style-name="T546"><text:s/>swim</text:span></text:p>
        <text:p text:style-name="Standard"><text:span text:style-name="T547">gehe<text:s/></text:span><text:span text:style-name="T548">– walk</text:span></text:p>
        <text:p text:style-name="Standard"><text:span text:style-name="T549">renne</text:span><text:span text:style-name="T550"><text:s/>- run</text:span></text:p>
        <text:p text:style-name="Standard"><text:span text:style-name="T551">mache<text:s/></text:span><text:span text:style-name="T552">– make</text:span></text:p>
        <text:p text:style-name="Standard"><text:span text:style-name="T553">schlafe</text:span><text:span text:style-name="T554"><text:s/>– sleep</text:span></text:p>
        <text:p text:style-name="Standard"><text:span text:style-name="T555">Schreibe</text:span><text:span text:style-name="T556"><text:s/>– write</text:span></text:p>
        <text:p text:style-name="Standard"><text:span text:style-name="T557">lese<text:s/></text:span><text:span text:style-name="T558">– reading</text:span></text:p>
        <text:p text:style-name="Standard"><text:span text:style-name="T559">lerne</text:span><text:span text:style-name="T560"><text:s/>– learn</text:span></text:p>
        <text:soft-page-break/>
        <text:p text:style-name="Standard"><text:span text:style-name="T561">kenne</text:span><text:span text:style-name="T562"><text:s/>- know</text:span></text:p>
        <text:p text:style-name="Standard"><text:span text:style-name="T563">bringe</text:span><text:span text:style-name="T564"><text:s/>– bring</text:span></text:p>
        <text:p text:style-name="Standard"><text:span text:style-name="T565">bezahle</text:span><text:span text:style-name="T566"><text:s/>– pay</text:span></text:p>
        <text:p text:style-name="Standard"><text:span text:style-name="T567">begine<text:s/></text:span><text:span text:style-name="T568">– Begin/start</text:span></text:p>
        <text:p text:style-name="Standard"><text:span text:style-name="T569">brauche</text:span><text:span text:style-name="T570"><text:s/>– need</text:span></text:p>
        <text:p text:style-name="Standard"><text:span text:style-name="T571">trage –</text:span><text:span text:style-name="T572"><text:s/>wear/carry</text:span></text:p>
        <text:p text:style-name="Standard"><text:span text:style-name="T573">fit<text:s/></text:span><text:span text:style-name="T574">- passen</text:span></text:p>
        <text:p text:style-name="Standard"><text:span text:style-name="T575"><text:s/></text:span></text:p>
      </text:section>
      <text:section text:name="Sect4" text:style-name="S4">
        <text:soft-page-break/>
        <text:p text:style-name="Standard"><text:span text:style-name="T576">Du trinkst Milch – you drink milk</text:span></text:p>
        <text:p text:style-name="Standard"><text:span text:style-name="T577">Wir trinken</text:span><text:span text:style-name="T578"><text:s/></text:span><text:span text:style-name="T579">– we are drinking</text:span></text:p>
        <text:p text:style-name="P580"><text:span text:style-name="T581">Du drinkst Wasser – you drink water</text:span></text:p>
        <text:p text:style-name="P582"><text:span text:style-name="T583">Ich lese ein Buch – I am reading a book</text:span></text:p>
        <text:p text:style-name="P584"><text:span text:style-name="T585">Ich lese – I am reading</text:span></text:p>
        <text:p text:style-name="P586"><text:span text:style-name="T587">Die Kinder lesen ein Buch – The children read a book</text:span></text:p>
        <text:p text:style-name="P588"><text:span text:style-name="T589">Sie lesen Bucher – They read books</text:span></text:p>
        <text:p text:style-name="P590"><text:span text:style-name="T591">Sie liest eine Zeitung – She reads a newspaper</text:span></text:p>
        <text:p text:style-name="P592"><text:span text:style-name="T593">Du liest eine Zeitung – You are reading a newspaper</text:span></text:p>
        <text:p text:style-name="P594"><text:span text:style-name="T595">Du liest – you reading</text:span></text:p>
        <text:p text:style-name="P596"><text:span text:style-name="T597">Liest er? – Is he reading?</text:span></text:p>
        <text:p text:style-name="P598"><text:span text:style-name="T599">Er<text:s/></text:span><text:span text:style-name="T600">isst</text:span><text:span text:style-name="T601"><text:s/>– he is eating</text:span></text:p>
        <text:p text:style-name="P602"><text:span text:style-name="T603">Essen – are eating</text:span></text:p>
        <text:p text:style-name="P604">Ich trinke und ich esse – I drink and I eat</text:p>
        <text:p text:style-name="P605">Sie versteht – she understand<text:s/></text:p>
        <text:p text:style-name="P606">Kommst du aus Deutschland?c- are you from germany?</text:p>
        <text:p text:style-name="P607">Wir kommen aus England – We are from England<text:s/></text:p>
        <text:p text:style-name="P608">Er spricht Englisch – He speaks English</text:p>
        <text:p text:style-name="P609">Ich<text:span text:style-name="T610"><text:s/>spreche</text:span><text:s/>– I am talking/speaking</text:p>
        <text:p text:style-name="P611">Ich heiBe Hans – I am called Hans<text:s/></text:p>
        <text:p text:style-name="P612">Ich bin – I am<text:s/></text:p>
        <text:p text:style-name="P613"><text:span text:style-name="T614">Die Bucher<text:s/></text:span><text:span text:style-name="T615">sind</text:span><text:span text:style-name="T616"><text:s/>gut – the books are good<text:s/></text:span></text:p>
        <text:p text:style-name="P617">Kartoffeln sind gut – Potatoes are good</text:p>
        <text:soft-page-break/>
        <text:p text:style-name="P618">Das sind Pferde – These are <text:s/>horses</text:p>
        <text:p text:style-name="P619">Das sind Hund und Katze – These are dog and cat</text:p>
        <text:p text:style-name="P620">Das ist nicht groB – that is not bib</text:p>
        <text:p text:style-name="P621">Du bist nicht lustig – You are not funny</text:p>
        <text:p text:style-name="P622">Ich bin gesund – I am healthy</text:p>
        <text:p text:style-name="P623"/>
        <text:p text:style-name="P624">Ist das richtig – is that right</text:p>
        <text:p text:style-name="P625">Bist du mude? – are you tired?</text:p>
        <text:p text:style-name="P626">Das ist richtig – that is right</text:p>
        <text:p text:style-name="P627">Lernst du Deutsch? – are you leraning German?</text:p>
        <text:p text:style-name="P628">Ich uberlege – I think<text:s/></text:p>
        <text:p text:style-name="P629">Es reicht – It is enough</text:p>
        <text:p text:style-name="P630">Es reicht nicht – It is not enough</text:p>
        <text:p text:style-name="P631">Geht ihr? – Do you go?</text:p>
        <text:p text:style-name="P632">Die Schuhe passen nicht – The shoes do not fit</text:p>
        <text:p text:style-name="P633">Wir schwimmen kurz – we swim for a little while</text:p>
        <text:p text:style-name="P634">Der Rock ist nicht fertig – the skirt is not done</text:p>
        <text:p text:style-name="P635">Ich lebe – I am alive</text:p>
        <text:p text:style-name="P636">Die Tiere leben – the animals live</text:p>
        <text:p text:style-name="P637">Das ist mein Mantel – that is my coat</text:p>
        <text:p text:style-name="P638">Ist es sein Hund? – is it his dog?</text:p>
        <text:p text:style-name="P639">Euer Pferd ist schon – your horse is pretty</text:p>
        <text:p text:style-name="P640">Sind das seine Jungen? – Are they his boys?</text:p>
        <text:p text:style-name="P641">Er ost mein Mann – He is my husband</text:p>
        <text:p text:style-name="P642"/>
        <text:p text:style-name="P643">PRZECZENIA <text:s/>(Nicht, Kein, keine, keinen)</text:p>
      </text:section>
      <text:section text:name="Sect5" text:style-name="S5">
        <text:soft-page-break/>
        <text:p text:style-name="Standard"><text:span text:style-name="T644">Keiner<text:s/></text:span><text:span text:style-name="T645">–<text:s/></text:span><text:span text:style-name="T646">nobody<text:s/></text:span></text:p>
        <text:p text:style-name="Standard"><text:span text:style-name="T647">nichts</text:span><text:span text:style-name="T648"><text:s/>–<text:s/></text:span><text:span text:style-name="T649">nothing</text:span></text:p>
        <text:soft-page-break/>
        <text:p text:style-name="Standard"><text:span text:style-name="T650">niemals –<text:s/></text:span><text:span text:style-name="T651">never</text:span></text:p>
        <text:p text:style-name="Standard"><text:span text:style-name="T652">nie<text:s/></text:span><text:span text:style-name="T653">–<text:s/></text:span><text:span text:style-name="T654">never</text:span></text:p>
      </text:section>
      <text:section text:name="Sect6" text:style-name="S6">
        <text:p text:style-name="P655"/>
        <text:p text:style-name="P656">Ich habe nichts – I have nothing</text:p>
        <text:p text:style-name="P657">Ich gehe nicht – I am not going<text:s/></text:p>
        <text:p text:style-name="P658">Bitte nicht – Please do not<text:s/></text:p>
        <text:soft-page-break/>
        <text:p text:style-name="P659">Macht nichts – never mind</text:p>
        <text:p text:style-name="P660">Nichts ist normal – nothing is normal</text:p>
        <text:p text:style-name="P661">Das macht nichts aus – That does not make a difference/ that does not matter</text:p>
        <text:p text:style-name="P662">Nein, nicht alles – no, not everything</text:p>
        <text:p text:style-name="P663">Nein, nicht wirklich – no, not really</text:p>
        <text:p text:style-name="P664">Es ist nicht fertig – it is not ready<text:s/></text:p>
        <text:p text:style-name="P665">Ich spreche kein Deutsch – I do not speak German</text:p>
        <text:p text:style-name="P666">Keiner spielt – nobody plays<text:s/></text:p>
        <text:p text:style-name="P667">Das Kind hat kein Buch – the child has no book</text:p>
        <text:p text:style-name="P668">Das ist keine Ente – That is not a duck<text:s/></text:p>
        <text:p text:style-name="P669">Wir sind keine Manner – We are not men</text:p>
        <text:p text:style-name="P670">Wir sind nicht traurig – We are not sad<text:s/></text:p>
        <text:p text:style-name="P671">Der Mann isst keine Nudeln – The man does not eat pasta</text:p>
        <text:p text:style-name="P672">Ich hore nicht viel – I do not hear much<text:s/></text:p>
        <text:p text:style-name="P673">Ich esse keinen Kase – I do not eat cheese</text:p>
        <text:p text:style-name="P674">Ich trinke nie wine – I never drink wine</text:p>
        <text:p text:style-name="P675">Katzen mogen kein Wasser – Cats do not like water</text:p>
        <text:p text:style-name="P676">Er ist niemals traurig – He is never sad</text:p>
        <text:p text:style-name="P677">Ich hore und sehe nichts – I hear and see nothing</text:p>
        <text:p text:style-name="P678">Ich schwimme nie – I never swim<text:s/></text:p>
        <text:p text:style-name="P679">Ich trage nichts – I am not wearing anything<text:s/></text:p>
        <text:p text:style-name="P680">Się ist nicht traurig – she is not sad</text:p>
        <text:p text:style-name="P681">Ich bin kein Madchen – I am not a girl<text:s/></text:p>
        <text:p text:style-name="P682">Ich bin nicht alt – I am not old<text:s/></text:p>
        <text:p text:style-name="P683"/>
        <text:p text:style-name="P684"><text:span text:style-name="T685">SŁÓWKA<text:s/></text:span></text:p>
        <text:p text:style-name="Standard"><text:span text:style-name="T686">Das – ein <text:s text:c="13"/>Die – eine <text:s text:c="13"/>Der – ein/einen</text:span><text:span text:style-name="T687"><text:s/></text:span></text:p>
        <text:p text:style-name="P688"/>
        <text:p text:style-name="P689">PRZYMIOTNIKI<text:s/></text:p>
        <text:p text:style-name="Standard"><text:span text:style-name="T690">Normal</text:span><text:span text:style-name="T691"><text:s/>– normal<text:s/></text:span></text:p>
        <text:p text:style-name="Standard"><text:span text:style-name="T692">Perfekt</text:span><text:span text:style-name="T693"><text:s/>– perfect</text:span></text:p>
        <text:soft-page-break/>
        <text:p text:style-name="Standard"><text:span text:style-name="T694">schon<text:s/></text:span><text:span text:style-name="T695">– beautiful/ handsome</text:span></text:p>
        <text:p text:style-name="Standard"><text:span text:style-name="T696">gesund<text:s/></text:span><text:span text:style-name="T697">– healthy</text:span></text:p>
        <text:p text:style-name="Standard"><text:span text:style-name="T698">Frei<text:s/></text:span><text:span text:style-name="T699">– free</text:span></text:p>
        <text:p text:style-name="Standard"><text:span text:style-name="T700">Schlecht<text:s/></text:span><text:span text:style-name="T701">– bad</text:span></text:p>
        <text:p text:style-name="Standard"><text:span text:style-name="T702">toll<text:s/></text:span><text:span text:style-name="T703">– great/ amazing</text:span></text:p>
        <text:p text:style-name="Standard"><text:span text:style-name="T704">fertig/ bereit</text:span><text:span text:style-name="T705"><text:s/>– ready</text:span></text:p>
        <text:p text:style-name="Standard"><text:span text:style-name="T706">fertig<text:s/></text:span><text:span text:style-name="T707">– finished</text:span></text:p>
        <text:p text:style-name="Standard"><text:span text:style-name="T708">richtig<text:s/></text:span><text:span text:style-name="T709">– right/ correct</text:span></text:p>
        <text:p text:style-name="Standard"><text:span text:style-name="T710">teuer</text:span><text:span text:style-name="T711"><text:s/>– expensive</text:span></text:p>
        <text:p text:style-name="Standard"><text:span text:style-name="T712">witchtig<text:s/></text:span><text:span text:style-name="T713">– important</text:span></text:p>
        <text:p text:style-name="P714"/>
      </text:section>
      <text:section text:name="Sect7" text:style-name="S7">
        <text:soft-page-break/>
        <text:p text:style-name="Standard"><text:span text:style-name="T715">neu<text:s/></text:span><text:span text:style-name="T716">– new</text:span></text:p>
        <text:soft-page-break/>
        <text:p text:style-name="Standard"><text:span text:style-name="T717">alt</text:span><text:span text:style-name="T718"><text:s/>– old</text:span></text:p>
      </text:section>
      <text:section text:name="Sect8" text:style-name="S8">
        <text:soft-page-break/>
        <text:p text:style-name="Standard"><text:span text:style-name="T719">jung<text:s/></text:span><text:span text:style-name="T720">- young</text:span></text:p>
      </text:section>
      <text:section text:name="Sect9" text:style-name="S9">
        <text:soft-page-break/>
        <text:p text:style-name="Standard"><text:span text:style-name="T721">Stark</text:span><text:span text:style-name="T722"><text:s/>– strong<text:s/></text:span></text:p>
        <text:soft-page-break/>
        <text:p text:style-name="Standard"><text:span text:style-name="T723">Schwach</text:span><text:span text:style-name="T724"><text:s/>– weak<text:s/></text:span></text:p>
      </text:section>
      <text:section text:name="Sect10" text:style-name="S10">
        <text:soft-page-break/>
        <text:p text:style-name="Standard"><text:span text:style-name="T725">Laut</text:span><text:span text:style-name="T726"><text:s/>– noisy</text:span></text:p>
        <text:soft-page-break/>
        <text:p text:style-name="Standard"><text:span text:style-name="T727">Leise</text:span><text:span text:style-name="T728"><text:s/>– quiet</text:span></text:p>
      </text:section>
      <text:section text:name="Sect11" text:style-name="S11">
        <text:soft-page-break/>
        <text:p text:style-name="Standard"><text:span text:style-name="T729">ruhig<text:s/></text:span><text:span text:style-name="T730">– calm</text:span></text:p>
      </text:section>
      <text:section text:name="Sect12" text:style-name="S12">
        <text:soft-page-break/>
        <text:p text:style-name="Standard"><text:span text:style-name="T731">Lang</text:span><text:span text:style-name="T732"><text:s/>– long</text:span></text:p>
        <text:soft-page-break/>
        <text:p text:style-name="Standard"><text:span text:style-name="T733">Kurz</text:span><text:span text:style-name="T734"><text:s/>– short/ brief</text:span></text:p>
      </text:section>
      <text:section text:name="Sect13" text:style-name="S13">
        <text:soft-page-break/>
        <text:p text:style-name="Standard"><text:span text:style-name="T735">Klein</text:span><text:span text:style-name="T736"><text:s/>- small</text:span></text:p>
        <text:soft-page-break/>
        <text:p text:style-name="Standard"><text:span text:style-name="T737">groB<text:s/></text:span><text:span text:style-name="T738">– tall/ big</text:span></text:p>
      </text:section>
      <text:section text:name="Sect14" text:style-name="S14">
        <text:soft-page-break/>
        <text:p text:style-name="Standard"><text:span text:style-name="T739">leicht</text:span><text:span text:style-name="T740"><text:s/>– light</text:span></text:p>
        <text:p text:style-name="Standard"><text:span text:style-name="T741">rund</text:span><text:span text:style-name="T742"><text:s/>– round</text:span></text:p>
        <text:p text:style-name="Standard"><text:span text:style-name="T743">klar<text:s/></text:span><text:span text:style-name="T744">– clear</text:span></text:p>
      </text:section>
      <text:section text:name="Sect15" text:style-name="S15">
        <text:soft-page-break/>
        <text:p text:style-name="Standard"><text:span text:style-name="T745">sauber</text:span><text:span text:style-name="T746"><text:s/>– clean<text:s/></text:span></text:p>
        <text:soft-page-break/>
        <text:p text:style-name="Standard"><text:span text:style-name="T747">schmutzig<text:s/></text:span><text:span text:style-name="T748">– dirty</text:span></text:p>
      </text:section>
      <text:section text:name="Sect16" text:style-name="S16">
        <text:p text:style-name="P749"/>
      </text:section>
      <text:section text:name="Sect17" text:style-name="S17">
        <text:soft-page-break/>
        <text:p text:style-name="Standard"><text:span text:style-name="T750">einfach</text:span><text:span text:style-name="T751"><text:s/>– easy/simple</text:span></text:p>
        <text:soft-page-break/>
        <text:p text:style-name="Standard"><text:span text:style-name="T752">schwer</text:span><text:span text:style-name="T753"><text:s/>– heavy/ difficult</text:span></text:p>
      </text:section>
      <text:section text:name="Sect18" text:style-name="S18">
        <text:soft-page-break/>
        <text:p text:style-name="Standard"><text:span text:style-name="T754">lustig<text:s/></text:span><text:span text:style-name="T755">– funny</text:span></text:p>
        <text:soft-page-break/>
        <text:p text:style-name="Standard"><text:span text:style-name="T756">traurig<text:s/></text:span><text:span text:style-name="T757">– sad</text:span></text:p>
      </text:section>
      <text:section text:name="Sect19" text:style-name="S19">
        <text:soft-page-break/>
        <text:p text:style-name="Standard"><text:span text:style-name="T758">schnell</text:span><text:span text:style-name="T759"><text:s/>– guickly/ fast</text:span></text:p>
        <text:soft-page-break/>
        <text:p text:style-name="Standard"><text:span text:style-name="T760">langsam</text:span><text:span text:style-name="T761"><text:s/>- slow</text:span></text:p>
      </text:section>
      <text:section text:name="Sect20" text:style-name="S20">
        <text:soft-page-break/>
        <text:p text:style-name="Standard"><text:span text:style-name="T762">mude</text:span><text:span text:style-name="T763"><text:s/>– tired</text:span></text:p>
      </text:section>
      <text:section text:name="Sect21" text:style-name="S21">
        <text:soft-page-break/>
        <text:p text:style-name="Standard"><text:span text:style-name="T764">warm<text:s/></text:span><text:span text:style-name="T765">– warm</text:span></text:p>
        <text:p text:style-name="Standard"><text:span text:style-name="T766">HeiBe</text:span><text:span text:style-name="T767"><text:s/>- hot</text:span></text:p>
        <text:soft-page-break/>
        <text:p text:style-name="Standard"><text:span text:style-name="T768">kalt</text:span><text:span text:style-name="T769"><text:s/>– cold</text:span></text:p>
      </text:section>
      <text:section text:name="Sect22" text:style-name="S22">
        <text:soft-page-break/>
        <text:p text:style-name="Standard"><text:span text:style-name="T770">trief<text:s/></text:span><text:span text:style-name="T771">– deep</text:span></text:p>
        <text:soft-page-break/>
        <text:p text:style-name="Standard"><text:span text:style-name="T772">hoch</text:span><text:span text:style-name="T773"><text:s/>– high</text:span></text:p>
      </text:section>
      <text:section text:name="Sect23" text:style-name="S23">
        <text:soft-page-break/>
        <text:p text:style-name="Standard"><text:span text:style-name="T774">weit<text:s/></text:span><text:span text:style-name="T775">– far</text:span></text:p>
        <text:p text:style-name="P776"/>
        <text:p text:style-name="P777">INNE OKREŚLENIA</text:p>
        <text:p text:style-name="Standard"><text:span text:style-name="T778">Auch<text:s/></text:span><text:span text:style-name="T779">– also, as well</text:span></text:p>
        <text:p text:style-name="Standard"><text:span text:style-name="T780">Alleine</text:span><text:span text:style-name="T781"><text:s/>– alone, by itself</text:span></text:p>
        <text:p text:style-name="Standard"><text:span text:style-name="T782">Gerne</text:span><text:span text:style-name="T783"><text:s/>– like to<text:s/></text:span></text:p>
        <text:p text:style-name="Standard"><text:span text:style-name="T784">Genug</text:span><text:span text:style-name="T785"><text:s/>– enough</text:span></text:p>
        <text:p text:style-name="Standard"><text:span text:style-name="T786">Nur<text:s/></text:span><text:span text:style-name="T787">– just, only</text:span></text:p>
        <text:p text:style-name="Standard"><text:span text:style-name="T788">Noch<text:s/></text:span><text:span text:style-name="T789">– one more<text:s/></text:span></text:p>
        <text:p text:style-name="Standard"><text:span text:style-name="T790">Immer<text:s/></text:span><text:span text:style-name="T791">– always</text:span></text:p>
        <text:p text:style-name="Standard"><text:span text:style-name="T792">So<text:s/></text:span><text:span text:style-name="T793">–so<text:s/></text:span></text:p>
        <text:p text:style-name="Standard"><text:span text:style-name="T794">So Viele</text:span><text:span text:style-name="T795"><text:s/></text:span><text:span text:style-name="T796">– so many</text:span></text:p>
        <text:p text:style-name="Standard"><text:span text:style-name="T797">Schon</text:span><text:span text:style-name="T798"><text:s/>– already<text:s/></text:span></text:p>
        <text:p text:style-name="Standard"><text:span text:style-name="T799">Zu</text:span><text:span text:style-name="T800"><text:s/>– too</text:span></text:p>
        <text:p text:style-name="Standard"><text:span text:style-name="T801">Zul laut</text:span><text:span text:style-name="T802"><text:s/></text:span><text:span text:style-name="T803">– too loud</text:span></text:p>
        <text:p text:style-name="Standard"><text:span text:style-name="T804">Zu viel</text:span><text:span text:style-name="T805"><text:s/></text:span><text:span text:style-name="T806">– too much</text:span></text:p>
        <text:p text:style-name="Standard"><text:span text:style-name="T807">Zusammen<text:s/></text:span><text:span text:style-name="T808">– together</text:span></text:p>
        <text:p text:style-name="Standard"><text:span text:style-name="T809">Wieder</text:span><text:span text:style-name="T810"><text:s/>- again</text:span></text:p>
        <text:p text:style-name="Standard"><text:span text:style-name="T811">Wirklich</text:span><text:span text:style-name="T812"><text:s/>– really</text:span></text:p>
        <text:p text:style-name="Standard"><text:span text:style-name="T813">Vielleicht</text:span><text:span text:style-name="T814"><text:s/>– maybe, perhaps<text:s/></text:span></text:p>
        <text:p text:style-name="P815"/>
        <text:p text:style-name="P816">RZECZOWNIKI</text:p>
        <text:p text:style-name="P817">Die<text:s/>Ecke – corner<text:s/></text:p>
        <text:p text:style-name="P818">Flecken – spots / plama</text:p>
        <text:p text:style-name="P819">Fleck – stain / flek w butach, łata, miejsce</text:p>
        <text:p text:style-name="P820">Das Buch/ Die Bucher – książka</text:p>
        <text:p text:style-name="P821">Die Zeitung/Zeitungen – newspaper/s</text:p>
        <text:p text:style-name="P822">Die Zeitschrift – magazyny</text:p>
        <text:p text:style-name="P823">Das Interview – rozmowa kwalifikacyjna</text:p>
        <text:p text:style-name="P824">Die Tastatur – klawiatura</text:p>
        <text:p text:style-name="P825"/>
        <text:p text:style-name="P826"/>
        <text:soft-page-break/>
        <text:p text:style-name="P827">PRODUKTY<text:s/></text:p>
        <text:p text:style-name="P828">Das Essen – food/jedzenie</text:p>
        <text:p text:style-name="P829">Der Zucker – sugar</text:p>
        <text:p text:style-name="P830">Das Salz – salt</text:p>
        <text:p text:style-name="P831">Das Ol – oil [ul]</text:p>
        <text:p text:style-name="Standard"><text:span text:style-name="T832">Die Butter – butter</text:span></text:p>
        <text:p text:style-name="P833">Der Honig – honey</text:p>
        <text:p text:style-name="P834">Eis – ice cream<text:s/></text:p>
        <text:p text:style-name="Standard"><text:span text:style-name="T835">Die Schokolade – Chocolate</text:span></text:p>
        <text:p text:style-name="P836">Der Fisch/ Fische – fish/</text:p>
        <text:p text:style-name="P837">Die Suppe – soup/</text:p>
        <text:p text:style-name="P838">Der Kasse – cheese/</text:p>
        <text:p text:style-name="P839">Das Ei /Eier– egg/s<text:s/></text:p>
        <text:p text:style-name="P840">Die Nudeln – pasta</text:p>
        <text:p text:style-name="P841">Der Reis – rice</text:p>
        <text:p text:style-name="P842">Die Kartoffel/ Kartoffeln – potato/s</text:p>
        <text:p text:style-name="P843">Das Fleisch – meat<text:s/></text:p>
        <text:p text:style-name="P844"/>
        <text:p text:style-name="P845">Das Gemuse – vegetables/warzywa</text:p>
        <text:p text:style-name="P846">Tomaten - tomatoes</text:p>
        <text:p text:style-name="P847"/>
        <text:p text:style-name="P848">Die Milch – milk/mleko</text:p>
        <text:p text:style-name="P849">Das Wasser – water/ woda</text:p>
        <text:p text:style-name="P850">Der Kaffee – Coffee/kawa</text:p>
        <text:p text:style-name="P851">Der Tee – tea/herbata</text:p>
        <text:p text:style-name="P852">Das Bier – beer/piwo</text:p>
        <text:p text:style-name="P853">Der Wein – wine/wino</text:p>
        <text:p text:style-name="P854">Der saft – juice/sok</text:p>
        <text:p text:style-name="P855">Der Apfelsaft – apple juice</text:p>
        <text:p text:style-name="P856">Die Orangensaft – orange juice</text:p>
        <text:p text:style-name="P857"/>
        <text:soft-page-break/>
        <text:p text:style-name="P858">Das obst – fruit/owoce</text:p>
        <text:p text:style-name="P859">Der Apfel / Die A”pfel– apple/jabłko</text:p>
        <text:p text:style-name="P860">Die Organge / Orangen– organe/pomarańcz</text:p>
        <text:p text:style-name="P861">Die Banane /Bananen– banana/s</text:p>
        <text:p text:style-name="P862">Die Erdbeere/ Erdbeeren– strawberry/truskawka</text:p>
        <text:p text:style-name="P863"/>
        <text:p text:style-name="Standard"><text:span text:style-name="T864">ZWIĘRZĘTA<text:s/></text:span><text:span text:style-name="T865">(eats - <text:s/>frisst)</text:span></text:p>
        <text:p text:style-name="P866">Das Tier/Tiere – animal/s</text:p>
        <text:p text:style-name="P867">Das <text:s/>Haustier- pet</text:p>
        <text:p text:style-name="Standard">Der Hund/ Die Hunde – dog/s</text:p>
        <text:p text:style-name="Standard">Der Bar/ Die Ba”ren– bear<text:s/></text:p>
        <text:p text:style-name="Standard">Der Vogel / Die Vo”gel– bird/s</text:p>
        <text:p text:style-name="Standard">Der Insekt/ Die Insekten – insect/s</text:p>
        <text:p text:style-name="Standard">Der Kafel - beetle</text:p>
        <text:p text:style-name="Standard">Die Katze / Die Katzen– cat/s</text:p>
        <text:p text:style-name="Standard">Die Maus/ Die Ma”use- mouse/mice</text:p>
        <text:p text:style-name="Standard">Die Ente/ Die Enten – duck/s</text:p>
        <text:p text:style-name="Standard">Die Kuh/ Die ku”he – cow/s</text:p>
        <text:p text:style-name="Standard">Die Biene – bee</text:p>
        <text:p text:style-name="Standard">Die Spinne/ Die Spinnen – spider/s</text:p>
        <text:p text:style-name="Standard">Die Fliege/ Fliegen – fly/flies</text:p>
        <text:p text:style-name="Standard">Das Pferd/ Pferde – horse/s</text:p>
        <text:p text:style-name="Standard">Das Schwein/ Die Schweine – pig/s</text:p>
        <text:p text:style-name="Standard"/>
        <text:p text:style-name="P868">UBRANIA<text:s/></text:p>
        <text:p text:style-name="P869">Die Kleidung - clothes</text:p>
        <text:p text:style-name="Standard">Das Kleid/Kleider – dress/es</text:p>
        <text:p text:style-name="Standard">Das Hemd/hemden – shirt/s</text:p>
        <text:p text:style-name="Standard">Die Kosmetik – cosmetics</text:p>
        <text:p text:style-name="Standard">Die Tasche/Taschen – bag/s</text:p>
        <text:p text:style-name="Standard">Die Hose/Hosen - trausers</text:p>
        <text:p text:style-name="Standard">Die Jacke/Jacken – jacket/s</text:p>
        <text:soft-page-break/>
        <text:p text:style-name="Standard">Der Mantel - coat</text:p>
        <text:p text:style-name="Standard">Der Hut/Hute – hat/s</text:p>
        <text:p text:style-name="Standard">Der Rock/Rocke– skirt/s</text:p>
        <text:p text:style-name="Standard">Der Schuh/Schuhe – shoe/s</text:p>
        <text:p text:style-name="Standard">Der Knopf – buton</text:p>
        <text:p text:style-name="Standard">Der Schmuck - jewelry</text:p>
        <text:p text:style-name="Standard">Der Ring – ring</text:p>
        <text:p text:style-name="Standard">Hose – pants</text:p>
        <text:p text:style-name="Standard"/>
        <text:p text:style-name="P870">NATURA</text:p>
        <text:p text:style-name="P871">Die Natur – Nature</text:p>
        <text:p text:style-name="Standard">Die Erde – earth</text:p>
        <text:p text:style-name="Standard">Die Luft – air<text:s/></text:p>
        <text:p text:style-name="Standard">Die Blume/Blumen – flower</text:p>
        <text:p text:style-name="Standard">Die Sonne – sun</text:p>
        <text:p text:style-name="Standard">Der Stern - star</text:p>
        <text:p text:style-name="Standard">Der Himmel – sky/heaven</text:p>
        <text:p text:style-name="Standard">Der Wind – wind</text:p>
        <text:p text:style-name="Standard">Der Baum / Die Baume– tree/s</text:p>
        <text:p text:style-name="Standard">Der Berg – mauntain</text:p>
        <text:p text:style-name="Standard">Das Meer – sea</text:p>
        <text:p text:style-name="Standard">Das Feuer – fire</text:p>
        <text:p text:style-name="Standard"/>
        <text:p text:style-name="P872">MIEJSCA, BUDYNKI<text:s/></text:p>
        <text:p text:style-name="P873">Das Gebaude – building</text:p>
        <text:p text:style-name="P874">Das Zimmer - room</text:p>
        <text:p text:style-name="Standard">Das Haus/ Die Hauser – house/s</text:p>
        <text:p text:style-name="Standard">Das Hotel - hotel</text:p>
        <text:p text:style-name="Standard">Das Restaurant<text:s/>/ Die Restaurants– restaurant/s</text:p>
        <text:p text:style-name="Standard">Das Schloss – castle/palace</text:p>
        <text:p text:style-name="Standard">Die Schule – school</text:p>
        <text:p text:style-name="Standard">Die Bank – bank</text:p>
        <text:soft-page-break/>
        <text:p text:style-name="Standard">Die Binliothek – library</text:p>
        <text:p text:style-name="Standard">Der Bahnhof/ Die Bahnhofe –<text:s/>train<text:s/>station/s</text:p>
        <text:p text:style-name="Standard">Der Markt - market</text:p>
        <text:p text:style-name="Standard"/>
        <text:p text:style-name="Standard"><text:span text:style-name="T875">Das Dorf<text:s/></text:span><text:span text:style-name="T876">–</text:span><text:span text:style-name="T877"><text:s/>village</text:span></text:p>
        <text:p text:style-name="Standard"><text:span text:style-name="T878">Das Land – country</text:span></text:p>
        <text:p text:style-name="Standard"><text:span text:style-name="T879">Die Stadt – city</text:span></text:p>
        <text:p text:style-name="P880">Die StraBe – street</text:p>
        <text:p text:style-name="Standard">Die Brucke – bridge<text:s/></text:p>
        <text:p text:style-name="P881">Der Park - park</text:p>
        <text:p text:style-name="Standard">Der Garten<text:s/>/ Die Garten- garden/s</text:p>
        <text:p text:style-name="Standard"/>
        <text:p text:style-name="Standard"/>
        <text:p text:style-name="P882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ina</meta:initial-creator>
    <dc:creator>Paulina</dc:creator>
    <meta:creation-date>2018-10-15T10:51:00Z</meta:creation-date>
    <dc:date>2018-12-28T11:36:00Z</dc:date>
    <meta:print-date>2018-12-28T11:18:00Z</meta:print-date>
    <meta:template xlink:href="Normal" xlink:type="simple"/>
    <meta:editing-cycles>108</meta:editing-cycles>
    <meta:editing-duration>PT235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4" meta:paragraph-count="23" meta:word-count="1650" meta:character-count="11532" meta:row-count="82" meta:non-whitespace-character-count="9905"/>
  </office:meta>
</office:document-meta>
</file>